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900000049711C9171654E78D9.png" manifest:media-type="image/png"/>
  <manifest:file-entry manifest:full-path="Pictures/100007E00000078B0000078BA5D6E962A0E8418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4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70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7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7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7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7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7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7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7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7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7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8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e5e62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b1884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2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3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3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3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13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90fbc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13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9826aa" officeooo:paragraph-rsid="019826aa" style:font-style-asian="italic" style:font-weight-asian="normal" style:font-style-complex="italic" style:font-weight-complex="normal"/>
    </style:style>
    <style:style style:name="P137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38" style:family="paragraph" style:parent-style-name="Heading_20_1">
      <style:paragraph-properties fo:line-height="100%"/>
    </style:style>
    <style:style style:name="P139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4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4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4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43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44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145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46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7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8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9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150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51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152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15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154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155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15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157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158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159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16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161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162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16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16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P165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166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7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168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9ea799"/>
    </style:style>
    <style:style style:name="P1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1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ea799"/>
    </style:style>
    <style:style style:name="P1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69e29" officeooo:paragraph-rsid="01969e29"/>
    </style:style>
    <style:style style:name="P1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P1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1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1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1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8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8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8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8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8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8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8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9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19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9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9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9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9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9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9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113f27b" style:font-style-asian="italic" style:font-style-complex="italic"/>
    </style:style>
    <style:style style:name="T6" style:family="text">
      <style:text-properties fo:font-style="italic" officeooo:rsid="010a4fce" style:font-style-asian="italic" style:font-style-complex="italic"/>
    </style:style>
    <style:style style:name="T7" style:family="text">
      <style:text-properties fo:font-style="italic" officeooo:rsid="00f94841" style:font-style-asian="italic" style:font-style-complex="italic"/>
    </style:style>
    <style:style style:name="T8" style:family="text">
      <style:text-properties fo:font-style="italic" officeooo:rsid="0174dcfa" style:font-style-asian="italic" style:font-style-complex="italic"/>
    </style:style>
    <style:style style:name="T9" style:family="text">
      <style:text-properties fo:font-style="italic" officeooo:rsid="00c2d31a" style:font-style-asian="italic" style:font-style-complex="italic"/>
    </style:style>
    <style:style style:name="T10" style:family="text">
      <style:text-properties fo:font-style="italic" officeooo:rsid="00c13698" style:font-style-asian="italic" style:font-style-complex="italic"/>
    </style:style>
    <style:style style:name="T11" style:family="text">
      <style:text-properties fo:font-style="italic" officeooo:rsid="013138b5" style:font-style-asian="italic" style:font-style-complex="italic"/>
    </style:style>
    <style:style style:name="T12" style:family="text">
      <style:text-properties fo:font-style="italic" officeooo:rsid="0100d3be" style:font-style-asian="italic" style:font-style-complex="italic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42" style:family="text">
      <style:text-properties officeooo:rsid="00fedcab"/>
    </style:style>
    <style:style style:name="T43" style:family="text">
      <style:text-properties officeooo:rsid="0013b216"/>
    </style:style>
    <style:style style:name="T44" style:family="text">
      <style:text-properties officeooo:rsid="00894806"/>
    </style:style>
    <style:style style:name="T45" style:family="text">
      <style:text-properties officeooo:rsid="00043d37"/>
    </style:style>
    <style:style style:name="T46" style:family="text">
      <style:text-properties officeooo:rsid="00408209"/>
    </style:style>
    <style:style style:name="T47" style:family="text">
      <style:text-properties officeooo:rsid="00f94841"/>
    </style:style>
    <style:style style:name="T48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" style:font-size-complex="14pt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" style:font-size-complex="14pt"/>
    </style:style>
    <style:style style:name="T50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" style:font-size-complex="14pt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" style:font-size-complex="14pt"/>
    </style:style>
    <style:style style:name="T52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" style:font-size-complex="14pt"/>
    </style:style>
    <style:style style:name="T5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" style:font-size-complex="14pt"/>
    </style:style>
    <style:style style:name="T54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" style:font-size-complex="14pt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043d37"/>
    </style:style>
    <style:style style:name="T57" style:family="text">
      <style:text-properties style:text-underline-style="solid" style:text-underline-width="auto" style:text-underline-color="font-color" officeooo:rsid="000a08d6"/>
    </style:style>
    <style:style style:name="T58" style:family="text">
      <style:text-properties style:text-underline-style="solid" style:text-underline-width="auto" style:text-underline-color="font-color" officeooo:rsid="00061718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23b5ad" style:font-weight-asian="normal" style:font-weight-complex="normal"/>
    </style:style>
    <style:style style:name="T62" style:family="text">
      <style:text-properties fo:font-weight="normal" officeooo:rsid="0004f1de" style:font-weight-asian="normal" style:font-weight-complex="normal"/>
    </style:style>
    <style:style style:name="T63" style:family="text">
      <style:text-properties fo:font-weight="normal" officeooo:rsid="015be59a" style:font-weight-asian="normal" style:font-weight-complex="normal"/>
    </style:style>
    <style:style style:name="T64" style:family="text">
      <style:text-properties fo:font-weight="normal" officeooo:rsid="019826aa" style:font-weight-asian="normal" style:font-weight-complex="normal"/>
    </style:style>
    <style:style style:name="T65" style:family="text">
      <style:text-properties fo:font-weight="normal" officeooo:rsid="0143bc7d" style:font-weight-asian="normal" style:font-weight-complex="normal"/>
    </style:style>
    <style:style style:name="T66" style:family="text">
      <style:text-properties fo:font-weight="normal" officeooo:rsid="0042c288" style:font-weight-asian="normal" style:font-weight-complex="normal"/>
    </style:style>
    <style:style style:name="T67" style:family="text">
      <style:text-properties fo:font-weight="normal" officeooo:rsid="0051f07d" style:font-weight-asian="normal" style:font-weight-complex="normal"/>
    </style:style>
    <style:style style:name="T68" style:family="text">
      <style:text-properties fo:font-weight="normal" officeooo:rsid="00059c96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aa75c1" style:font-weight-asian="normal" style:font-weight-complex="normal"/>
    </style:style>
    <style:style style:name="T71" style:family="text">
      <style:text-properties fo:font-weight="normal" officeooo:rsid="008d8493" style:font-weight-asian="normal" style:font-weight-complex="normal"/>
    </style:style>
    <style:style style:name="T72" style:family="text">
      <style:text-properties fo:font-weight="normal" officeooo:rsid="009f0e7f" style:font-weight-asian="normal" style:font-weight-complex="normal"/>
    </style:style>
    <style:style style:name="T73" style:family="text">
      <style:text-properties fo:font-weight="normal" officeooo:rsid="008deecb" style:font-weight-asian="normal" style:font-weight-complex="normal"/>
    </style:style>
    <style:style style:name="T74" style:family="text">
      <style:text-properties fo:font-weight="normal" officeooo:rsid="004c7182" style:font-weight-asian="normal" style:font-weight-complex="normal"/>
    </style:style>
    <style:style style:name="T75" style:family="text">
      <style:text-properties fo:font-weight="normal" officeooo:rsid="0043858c" style:font-weight-asian="normal" style:font-weight-complex="normal"/>
    </style:style>
    <style:style style:name="T76" style:family="text">
      <style:text-properties fo:font-weight="normal" officeooo:rsid="0145520a" style:font-weight-asian="normal" style:font-weight-complex="normal"/>
    </style:style>
    <style:style style:name="T77" style:family="text">
      <style:text-properties fo:font-weight="normal" officeooo:rsid="0030463c" style:font-weight-asian="normal" style:font-weight-complex="normal"/>
    </style:style>
    <style:style style:name="T78" style:family="text">
      <style:text-properties fo:font-weight="normal" officeooo:rsid="004e0ee6" style:font-weight-asian="normal" style:font-weight-complex="normal"/>
    </style:style>
    <style:style style:name="T79" style:family="text">
      <style:text-properties fo:font-weight="normal" officeooo:rsid="0118fd61" style:font-weight-asian="normal" style:font-weight-complex="normal"/>
    </style:style>
    <style:style style:name="T80" style:family="text">
      <style:text-properties fo:font-weight="normal" officeooo:rsid="006e9e53" style:font-weight-asian="normal" style:font-weight-complex="normal"/>
    </style:style>
    <style:style style:name="T81" style:family="text">
      <style:text-properties fo:font-weight="normal" officeooo:rsid="00f94841" style:font-weight-asian="normal" style:font-weight-complex="normal"/>
    </style:style>
    <style:style style:name="T82" style:family="text">
      <style:text-properties fo:font-weight="normal" officeooo:rsid="00061718" style:font-weight-asian="normal" style:font-weight-complex="normal"/>
    </style:style>
    <style:style style:name="T83" style:family="text">
      <style:text-properties fo:font-weight="normal" officeooo:rsid="003db249" style:font-weight-asian="normal" style:font-weight-complex="normal"/>
    </style:style>
    <style:style style:name="T84" style:family="text">
      <style:text-properties fo:font-weight="normal" officeooo:rsid="012e1997" style:font-weight-asian="normal" style:font-weight-complex="normal"/>
    </style:style>
    <style:style style:name="T85" style:family="text">
      <style:text-properties fo:font-weight="normal" officeooo:rsid="017de84f" style:font-weight-asian="normal" style:font-weight-complex="normal"/>
    </style:style>
    <style:style style:name="T86" style:family="text">
      <style:text-properties fo:font-weight="normal" officeooo:rsid="00072975" style:font-weight-asian="normal" style:font-weight-complex="normal"/>
    </style:style>
    <style:style style:name="T87" style:family="text">
      <style:text-properties fo:font-weight="normal" officeooo:rsid="011a3dc9" style:font-weight-asian="normal" style:font-weight-complex="normal"/>
    </style:style>
    <style:style style:name="T88" style:family="text">
      <style:text-properties fo:font-weight="normal" officeooo:rsid="011b937a" style:font-weight-asian="normal" style:font-weight-complex="normal"/>
    </style:style>
    <style:style style:name="T89" style:family="text">
      <style:text-properties fo:font-weight="normal" officeooo:rsid="0092b48e" style:font-weight-asian="normal" style:font-weight-complex="normal"/>
    </style:style>
    <style:style style:name="T90" style:family="text">
      <style:text-properties fo:font-weight="normal" officeooo:rsid="005ccf0d" style:font-weight-asian="normal" style:font-weight-complex="normal"/>
    </style:style>
    <style:style style:name="T91" style:family="text">
      <style:text-properties fo:font-weight="normal" officeooo:rsid="0032041a" style:font-weight-asian="normal" style:font-weight-complex="normal"/>
    </style:style>
    <style:style style:name="T92" style:family="text">
      <style:text-properties fo:font-weight="normal" officeooo:rsid="0040d982" style:font-weight-asian="normal" style:font-weight-complex="normal"/>
    </style:style>
    <style:style style:name="T93" style:family="text">
      <style:text-properties fo:font-weight="normal" officeooo:rsid="018146c7" style:font-weight-asian="normal" style:font-weight-complex="normal"/>
    </style:style>
    <style:style style:name="T94" style:family="text">
      <style:text-properties fo:font-weight="normal" officeooo:rsid="00745ad9" style:font-weight-asian="normal" style:font-weight-complex="normal"/>
    </style:style>
    <style:style style:name="T95" style:family="text">
      <style:text-properties fo:font-weight="normal" officeooo:rsid="0140ac1e" style:font-weight-asian="normal" style:font-weight-complex="normal"/>
    </style:style>
    <style:style style:name="T96" style:family="text">
      <style:text-properties fo:font-weight="normal" officeooo:rsid="00194778" style:font-weight-asian="normal" style:font-weight-complex="normal"/>
    </style:style>
    <style:style style:name="T97" style:family="text">
      <style:text-properties fo:font-weight="normal" officeooo:rsid="0053cdb5" style:font-weight-asian="normal" style:font-weight-complex="normal"/>
    </style:style>
    <style:style style:name="T98" style:family="text">
      <style:text-properties fo:font-weight="normal" fo:background-color="transparent" loext:char-shading-value="0" style:font-weight-asian="normal" style:font-weight-complex="normal"/>
    </style:style>
    <style:style style:name="T99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100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101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102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103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108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09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10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12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13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14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15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16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17" style:family="text">
      <style:text-properties style:text-underline-style="none" fo:font-weight="normal" style:font-weight-asian="normal" style:font-weight-complex="normal"/>
    </style:style>
    <style:style style:name="T118" style:family="text">
      <style:text-properties style:text-underline-style="none" fo:font-weight="normal" officeooo:rsid="00c3c71b" style:font-weight-asian="normal" style:font-weight-complex="normal"/>
    </style:style>
    <style:style style:name="T119" style:family="text">
      <style:text-properties style:text-underline-style="none" fo:font-weight="normal" officeooo:rsid="0004f1de" style:font-weight-asian="normal" style:font-weight-complex="normal"/>
    </style:style>
    <style:style style:name="T120" style:family="text">
      <style:text-properties style:text-underline-style="none" fo:font-weight="normal" officeooo:rsid="01681a56" style:font-weight-asian="normal" style:font-weight-complex="normal"/>
    </style:style>
    <style:style style:name="T121" style:family="text">
      <style:text-properties style:text-underline-style="none" fo:font-weight="normal" officeooo:rsid="00b7427f" style:font-weight-asian="normal" style:font-weight-complex="normal"/>
    </style:style>
    <style:style style:name="T122" style:family="text">
      <style:text-properties style:text-underline-style="none" fo:font-weight="normal" officeooo:rsid="00bfe78f" style:font-weight-asian="normal" style:font-weight-complex="normal"/>
    </style:style>
    <style:style style:name="T123" style:family="text">
      <style:text-properties style:text-underline-style="none" fo:font-weight="normal" officeooo:rsid="008a6699" style:font-weight-asian="normal" style:font-weight-complex="normal"/>
    </style:style>
    <style:style style:name="T124" style:family="text">
      <style:text-properties style:text-underline-style="none" fo:font-weight="normal" officeooo:rsid="00d26a3f" style:font-weight-asian="normal" style:font-weight-complex="normal"/>
    </style:style>
    <style:style style:name="T125" style:family="text">
      <style:text-properties style:text-underline-style="none" fo:font-weight="normal" officeooo:rsid="00059c96" style:font-weight-asian="normal" style:font-weight-complex="normal"/>
    </style:style>
    <style:style style:name="T126" style:family="text">
      <style:text-properties style:text-underline-style="none" fo:font-weight="normal" officeooo:rsid="00754e19" style:font-weight-asian="normal" style:font-weight-complex="normal"/>
    </style:style>
    <style:style style:name="T127" style:family="text">
      <style:text-properties style:text-underline-style="none" fo:font-weight="normal" officeooo:rsid="0042c288" style:font-weight-asian="normal" style:font-weight-complex="normal"/>
    </style:style>
    <style:style style:name="T128" style:family="text">
      <style:text-properties style:text-underline-style="none" fo:font-weight="normal" officeooo:rsid="004124e5" style:font-weight-asian="normal" style:font-weight-complex="normal"/>
    </style:style>
    <style:style style:name="T129" style:family="text">
      <style:text-properties style:text-underline-style="none" fo:font-weight="normal" officeooo:rsid="00420662" style:font-weight-asian="normal" style:font-weight-complex="normal"/>
    </style:style>
    <style:style style:name="T130" style:family="text">
      <style:text-properties style:text-underline-style="none" fo:font-weight="normal" officeooo:rsid="00061718" style:font-weight-asian="normal" style:font-weight-complex="normal"/>
    </style:style>
    <style:style style:name="T131" style:family="text">
      <style:text-properties style:text-underline-style="none" fo:font-weight="normal" officeooo:rsid="00bcd624" style:font-weight-asian="normal" style:font-weight-complex="normal"/>
    </style:style>
    <style:style style:name="T132" style:family="text">
      <style:text-properties style:text-underline-style="none" fo:font-weight="normal" officeooo:rsid="00a8c0e9" style:font-weight-asian="normal" style:font-weight-complex="normal"/>
    </style:style>
    <style:style style:name="T133" style:family="text">
      <style:text-properties style:text-underline-style="none" fo:font-weight="normal" officeooo:rsid="00da04e3" style:font-weight-asian="normal" style:font-weight-complex="normal"/>
    </style:style>
    <style:style style:name="T134" style:family="text">
      <style:text-properties style:text-underline-style="none" fo:font-weight="normal" officeooo:rsid="008deecb" style:font-weight-asian="normal" style:font-weight-complex="normal"/>
    </style:style>
    <style:style style:name="T135" style:family="text">
      <style:text-properties style:text-underline-style="none" fo:font-weight="normal" officeooo:rsid="0070ec7d" style:font-weight-asian="normal" style:font-weight-complex="normal"/>
    </style:style>
    <style:style style:name="T136" style:family="text">
      <style:text-properties style:text-underline-style="none" fo:font-weight="normal" officeooo:rsid="0097fbd1" style:font-weight-asian="normal" style:font-weight-complex="normal"/>
    </style:style>
    <style:style style:name="T137" style:family="text">
      <style:text-properties style:text-underline-style="none" fo:font-weight="normal" officeooo:rsid="0008bf16" style:font-weight-asian="normal" style:font-weight-complex="normal"/>
    </style:style>
    <style:style style:name="T138" style:family="text">
      <style:text-properties style:text-underline-style="none" fo:font-weight="normal" officeooo:rsid="0030e0a1" style:font-weight-asian="normal" style:font-weight-complex="normal"/>
    </style:style>
    <style:style style:name="T139" style:family="text">
      <style:text-properties style:text-underline-style="none" fo:font-weight="normal" officeooo:rsid="003574fe" style:font-weight-asian="normal" style:font-weight-complex="normal"/>
    </style:style>
    <style:style style:name="T140" style:family="text">
      <style:text-properties style:text-underline-style="none" fo:font-weight="normal" officeooo:rsid="00e504a4" style:font-weight-asian="normal" style:font-weight-complex="normal"/>
    </style:style>
    <style:style style:name="T141" style:family="text">
      <style:text-properties style:text-underline-style="none" fo:font-weight="normal" officeooo:rsid="004e0ee6" style:font-weight-asian="normal" style:font-weight-complex="normal"/>
    </style:style>
    <style:style style:name="T142" style:family="text">
      <style:text-properties style:text-underline-style="none" fo:font-weight="normal" officeooo:rsid="00f60c80" style:font-weight-asian="normal" style:font-weight-complex="normal"/>
    </style:style>
    <style:style style:name="T143" style:family="text">
      <style:text-properties style:text-underline-style="none" fo:font-weight="normal" officeooo:rsid="010d15dd" style:font-weight-asian="normal" style:font-weight-complex="normal"/>
    </style:style>
    <style:style style:name="T144" style:family="text">
      <style:text-properties style:text-underline-style="none" fo:font-weight="normal" officeooo:rsid="019826aa" style:font-weight-asian="normal" style:font-weight-complex="normal"/>
    </style:style>
    <style:style style:name="T145" style:family="text">
      <style:text-properties style:text-underline-style="none" fo:font-weight="normal" officeooo:rsid="014a887b" style:font-weight-asian="normal" style:font-weight-complex="normal"/>
    </style:style>
    <style:style style:name="T146" style:family="text">
      <style:text-properties style:text-underline-style="none" fo:font-weight="normal" officeooo:rsid="0147d121" style:font-weight-asian="normal" style:font-weight-complex="normal"/>
    </style:style>
    <style:style style:name="T147" style:family="text">
      <style:text-properties style:text-underline-style="none" fo:font-weight="normal" officeooo:rsid="0147e4d3" style:font-weight-asian="normal" style:font-weight-complex="normal"/>
    </style:style>
    <style:style style:name="T148" style:family="text">
      <style:text-properties style:text-underline-style="none" fo:font-weight="normal" officeooo:rsid="0092b48e" style:font-weight-asian="normal" style:font-weight-complex="normal"/>
    </style:style>
    <style:style style:name="T149" style:family="text">
      <style:text-properties style:text-underline-style="none" fo:font-weight="normal" officeooo:rsid="00072975" style:font-weight-asian="normal" style:font-weight-complex="normal"/>
    </style:style>
    <style:style style:name="T150" style:family="text">
      <style:text-properties style:text-underline-style="none" fo:font-weight="normal" officeooo:rsid="00cd8f65" style:font-weight-asian="normal" style:font-weight-complex="normal"/>
    </style:style>
    <style:style style:name="T151" style:family="text">
      <style:text-properties style:text-underline-style="none" fo:font-weight="normal" officeooo:rsid="0013b216" style:font-weight-asian="normal" style:font-weight-complex="normal"/>
    </style:style>
    <style:style style:name="T152" style:family="text">
      <style:text-properties style:text-underline-style="none" fo:font-weight="normal" officeooo:rsid="0053cdb5" style:font-weight-asian="normal" style:font-weight-complex="normal"/>
    </style:style>
    <style:style style:name="T153" style:family="text">
      <style:text-properties officeooo:rsid="00d60023"/>
    </style:style>
    <style:style style:name="T154" style:family="text">
      <style:text-properties officeooo:rsid="0040d982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fo:font-style="normal" officeooo:rsid="0040d982" style:font-style-asian="normal" style:font-style-complex="normal"/>
    </style:style>
    <style:style style:name="T157" style:family="text">
      <style:text-properties fo:font-style="normal" officeooo:rsid="004c7182" style:font-style-asian="normal" style:font-style-complex="normal"/>
    </style:style>
    <style:style style:name="T158" style:family="text">
      <style:text-properties fo:font-style="normal" officeooo:rsid="001b3e56" style:font-style-asian="normal" style:font-style-complex="normal"/>
    </style:style>
    <style:style style:name="T159" style:family="text">
      <style:text-properties fo:font-style="normal" officeooo:rsid="0100d3be" style:font-style-asian="normal" style:font-style-complex="normal"/>
    </style:style>
    <style:style style:name="T160" style:family="text">
      <style:text-properties fo:font-style="normal" officeooo:rsid="00501dd2" style:font-style-asian="normal" style:font-style-complex="normal"/>
    </style:style>
    <style:style style:name="T1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194bb38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206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207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08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20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21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21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fo:font-weight="normal" officeooo:rsid="019b1884" style:font-style-asian="normal" style:font-weight-asian="normal" style:font-style-complex="normal" style:font-weight-complex="normal"/>
    </style:style>
    <style:style style:name="T214" style:family="text">
      <style:text-properties fo:font-style="normal" style:text-underline-style="none" fo:font-weight="normal" officeooo:rsid="019f4371" style:font-style-asian="normal" style:font-weight-asian="normal" style:font-style-complex="normal" style:font-weight-complex="normal"/>
    </style:style>
    <style:style style:name="T215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16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1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2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230" style:family="text">
      <style:text-properties officeooo:rsid="0113f27b"/>
    </style:style>
    <style:style style:name="T231" style:family="text">
      <style:text-properties officeooo:rsid="010a4fce"/>
    </style:style>
    <style:style style:name="T232" style:family="text">
      <style:text-properties officeooo:rsid="0106f4f7"/>
    </style:style>
    <style:style style:name="T233" style:family="text">
      <style:text-properties officeooo:rsid="00c2d31a"/>
    </style:style>
    <style:style style:name="T234" style:family="text">
      <style:text-properties officeooo:rsid="00c2d31a" fo:background-color="transparent" loext:char-shading-value="0"/>
    </style:style>
    <style:style style:name="T235" style:family="text">
      <style:text-properties officeooo:rsid="00cd8f65" fo:background-color="transparent" loext:char-shading-value="0"/>
    </style:style>
    <style:style style:name="T236" style:family="text">
      <style:text-properties officeooo:rsid="00c13698"/>
    </style:style>
    <style:style style:name="T237" style:family="text">
      <style:text-properties style:font-name="Liberation Serif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38" style:family="text">
      <style:text-properties style:font-name="Liberation Serif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39" style:family="text">
      <style:text-properties style:font-name="Liberation Serif"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240" style:family="text">
      <style:text-properties style:font-name="Liberation Serif" fo:font-style="italic" style:text-underline-style="none" fo:font-weight="normal" officeooo:rsid="015be59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41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42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43" style:family="text">
      <style:text-properties style:font-name="Liberation Seri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251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5" style:family="text">
      <style:text-properties style:font-name="Liberation Serif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56" style:family="text">
      <style:text-properties style:font-name="Liberation Serif" fo:font-style="normal" style:text-underline-style="none" fo:font-weight="normal" officeooo:rsid="001b8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8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9" style:family="text">
      <style:text-properties style:font-name="Liberation Serif" fo:font-style="normal" style:text-underline-style="none" fo:font-weight="normal" officeooo:rsid="0146cb4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60" style:family="text">
      <style:text-properties style:font-name="Liberation Serif" fo:font-style="normal" style:text-underline-style="none" fo:font-weight="normal" officeooo:rsid="012b692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61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62" style:family="text">
      <style:text-properties style:font-name="Liberation Serif" fo:font-style="normal" style:text-underline-style="none" fo:font-weight="normal" officeooo:rsid="00d148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63" style:family="text">
      <style:text-properties style:font-name="Liberation Serif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70" style:family="text">
      <style:text-properties style:font-name="Liberation Serif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71" style:family="text">
      <style:text-properties style:font-name="Liberation Serif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2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3" style:family="text">
      <style:text-properties style:font-name="Liberation Serif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4" style:family="text">
      <style:text-properties style:font-name="Liberation Serif" fo:font-style="normal" style:text-underline-style="none" fo:font-weight="bold" officeooo:rsid="015be59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5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6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7" style:family="text">
      <style:text-properties style:font-name="Liberation Serif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8" style:family="text">
      <style:text-properties style:font-name="Liberation Serif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9" style:family="text">
      <style:text-properties style:font-name="Liberation Serif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80" style:family="text">
      <style:text-properties style:font-name="Liberation Serif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81" style:family="text">
      <style:text-properties style:font-name="Liberation Serif" fo:font-style="normal" style:text-underline-style="none" officeooo:rsid="001b8001" fo:background-color="transparent" loext:char-shading-value="0" style:font-name-asian="Liberation Serif1" style:font-style-asian="normal" style:font-name-complex="Liberation Serif1" style:font-style-complex="normal"/>
    </style:style>
    <style:style style:name="T282" style:family="text">
      <style:text-properties style:font-name="Liberation Serif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283" style:family="text">
      <style:text-properties style:font-name="Liberation Serif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284" style:family="text">
      <style:text-properties style:font-name="Liberation Serif" fo:font-style="normal" style:text-underline-style="none" officeooo:rsid="013527c4" fo:background-color="transparent" loext:char-shading-value="0" style:font-name-asian="Liberation Serif1" style:font-style-asian="normal" style:font-name-complex="Liberation Serif1" style:font-style-complex="normal"/>
    </style:style>
    <style:style style:name="T285" style:family="text">
      <style:text-properties style:font-name="Liberation Serif" fo:font-style="normal" style:text-underline-style="none" officeooo:rsid="013ed192" fo:background-color="transparent" loext:char-shading-value="0" style:font-style-asian="normal" style:font-style-complex="normal"/>
    </style:style>
    <style:style style:name="T286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287" style:family="text">
      <style:text-properties style:font-name="Liberation Serif" fo:font-weight="bold" officeooo:rsid="00930003" fo:background-color="transparent" loext:char-shading-value="0" style:font-weight-asian="bold" style:font-weight-complex="bold"/>
    </style:style>
    <style:style style:name="T288" style:family="text">
      <style:text-properties style:font-name="Liberation Serif" fo:font-weight="bold" officeooo:rsid="008ead57" fo:background-color="transparent" loext:char-shading-value="0" style:font-weight-asian="bold" style:font-weight-complex="bold"/>
    </style:style>
    <style:style style:name="T289" style:family="text">
      <style:text-properties style:font-name="Liberation Serif" fo:font-weight="bold" officeooo:rsid="001e079d" fo:background-color="transparent" loext:char-shading-value="0" style:font-weight-asian="bold" style:font-weight-complex="bold"/>
    </style:style>
    <style:style style:name="T290" style:family="text">
      <style:text-properties style:font-name="Liberation Serif" fo:font-weight="bold" officeooo:rsid="00da04e3" fo:background-color="transparent" loext:char-shading-value="0" style:font-weight-asian="bold" style:font-weight-complex="bold"/>
    </style:style>
    <style:style style:name="T29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92" style:family="text">
      <style:text-properties style:font-name="Liberation Serif" fo:font-weight="normal" officeooo:rsid="00930003" fo:background-color="transparent" loext:char-shading-value="0" style:font-weight-asian="normal" style:font-weight-complex="normal"/>
    </style:style>
    <style:style style:name="T293" style:family="text">
      <style:text-properties style:font-name="Liberation Serif" fo:font-weight="normal" officeooo:rsid="00b02566" fo:background-color="transparent" loext:char-shading-value="0" style:font-weight-asian="normal" style:font-weight-complex="normal"/>
    </style:style>
    <style:style style:name="T294" style:family="text">
      <style:text-properties style:font-name="Liberation Serif" fo:font-weight="normal" officeooo:rsid="00ac96b8" fo:background-color="transparent" loext:char-shading-value="0" style:font-weight-asian="normal" style:font-weight-complex="normal"/>
    </style:style>
    <style:style style:name="T295" style:family="text">
      <style:text-properties style:font-name="Liberation Serif" fo:font-weight="normal" officeooo:rsid="001e079d" fo:background-color="transparent" loext:char-shading-value="0" style:font-weight-asian="normal" style:font-weight-complex="normal"/>
    </style:style>
    <style:style style:name="T296" style:family="text">
      <style:text-properties style:font-name="Liberation Serif" fo:font-weight="normal" officeooo:rsid="008ead57" fo:background-color="transparent" loext:char-shading-value="0" style:font-weight-asian="normal" style:font-weight-complex="normal"/>
    </style:style>
    <style:style style:name="T297" style:family="text">
      <style:text-properties style:font-name="Liberation Serif" fo:font-weight="normal" officeooo:rsid="00a0a3c7" fo:background-color="transparent" loext:char-shading-value="0" style:font-weight-asian="normal" style:font-weight-complex="normal"/>
    </style:style>
    <style:style style:name="T298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99" style:family="text">
      <style:text-properties style:font-name="Liberation Serif" fo:font-weight="normal" officeooo:rsid="008b35de" fo:background-color="transparent" loext:char-shading-value="0" style:font-weight-asian="normal" style:font-weight-complex="normal"/>
    </style:style>
    <style:style style:name="T300" style:family="text">
      <style:text-properties style:font-name="Liberation Serif" fo:font-weight="normal" officeooo:rsid="00da04e3" fo:background-color="transparent" loext:char-shading-value="0" style:font-weight-asian="normal" style:font-weight-complex="normal"/>
    </style:style>
    <style:style style:name="T301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302" style:family="text">
      <style:text-properties style:font-name="Liberation Serif" style:text-underline-style="none" fo:font-weight="normal" officeooo:rsid="008b35de" fo:background-color="transparent" loext:char-shading-value="0" style:font-weight-asian="normal" style:font-weight-complex="normal"/>
    </style:style>
    <style:style style:name="T303" style:family="text">
      <style:text-properties style:font-name="Liberation Serif" style:text-underline-style="none" fo:font-weight="normal" officeooo:rsid="009398ff" fo:background-color="transparent" loext:char-shading-value="0" style:font-weight-asian="normal" style:font-weight-complex="normal"/>
    </style:style>
    <style:style style:name="T304" style:family="text">
      <style:text-properties style:font-name="Liberation Serif" style:text-underline-style="none" fo:font-weight="normal" officeooo:rsid="00540c76" fo:background-color="transparent" loext:char-shading-value="0" style:font-weight-asian="normal" style:font-weight-complex="normal"/>
    </style:style>
    <style:style style:name="T305" style:family="text">
      <style:text-properties style:font-name="Liberation Serif" style:text-underline-style="none" fo:font-weight="normal" officeooo:rsid="007bcff0" fo:background-color="transparent" loext:char-shading-value="0" style:font-weight-asian="normal" style:font-weight-complex="normal"/>
    </style:style>
    <style:style style:name="T306" style:family="text">
      <style:text-properties style:font-name="Liberation Serif" style:text-underline-style="none" fo:font-weight="normal" officeooo:rsid="001b8001" fo:background-color="transparent" loext:char-shading-value="0" style:font-weight-asian="normal" style:font-weight-complex="normal"/>
    </style:style>
    <style:style style:name="T307" style:family="text">
      <style:text-properties style:font-name="Liberation Serif" style:text-underline-style="none" fo:font-weight="normal" officeooo:rsid="001cca0a" fo:background-color="transparent" loext:char-shading-value="0" style:font-weight-asian="normal" style:font-weight-complex="normal"/>
    </style:style>
    <style:style style:name="T308" style:family="text">
      <style:text-properties style:font-name="Liberation Serif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09" style:family="text">
      <style:text-properties style:font-name="Liberation Serif" style:text-underline-style="none" fo:font-weight="bold" fo:background-color="transparent" loext:char-shading-value="0" style:font-weight-asian="bold" style:font-weight-complex="bold"/>
    </style:style>
    <style:style style:name="T310" style:family="text">
      <style:text-properties style:font-name="Liberation Serif" style:text-underline-style="none" fo:font-weight="bold" officeooo:rsid="00540c76" fo:background-color="transparent" loext:char-shading-value="0" style:font-weight-asian="bold" style:font-weight-complex="bold"/>
    </style:style>
    <style:style style:name="T311" style:family="text">
      <style:text-properties style:font-name="Liberation Serif" style:text-underline-style="none" fo:font-weight="bold" officeooo:rsid="001b8001" fo:background-color="transparent" loext:char-shading-value="0" style:font-weight-asian="bold" style:font-weight-complex="bold"/>
    </style:style>
    <style:style style:name="T312" style:family="text">
      <style:text-properties officeooo:rsid="013138b5"/>
    </style:style>
    <style:style style:name="T313" style:family="text">
      <style:text-properties style:text-position="super 58%"/>
    </style:style>
    <style:style style:name="T314" style:family="text">
      <style:text-properties style:text-position="super 58%" officeooo:rsid="013138b5"/>
    </style:style>
    <style:style style:name="T315" style:family="text">
      <style:text-properties officeooo:rsid="00fc1122"/>
    </style:style>
    <style:style style:name="T316" style:family="text">
      <style:text-properties officeooo:rsid="005cf811"/>
    </style:style>
    <style:style style:name="T317" style:family="text">
      <style:text-properties officeooo:rsid="00420662"/>
    </style:style>
    <style:style style:name="T318" style:family="text">
      <style:text-properties officeooo:rsid="005ff056"/>
    </style:style>
    <style:style style:name="T319" style:family="text">
      <style:text-properties officeooo:rsid="0004f1de"/>
    </style:style>
    <style:style style:name="T320" style:family="text">
      <style:text-properties style:font-name="Liberation Serif1" fo:font-style="normal" style:text-underline-style="none" fo:font-weight="normal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09b993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923357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8e1f3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1875f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155c28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178bc3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1909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16f80c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150acb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16ff7e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172804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164304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167842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fo:font-style="normal" style:text-underline-style="none" fo:font-weight="normal" officeooo:rsid="016fa1f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151dea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177e9b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164fa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0" style:family="text">
      <style:text-properties style:font-name="Liberation Serif1" fo:font-style="normal" style:text-underline-style="none" fo:font-weight="normal" officeooo:rsid="01625e5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1" style:family="text">
      <style:text-properties style:font-name="Liberation Serif1" fo:font-style="normal" style:text-underline-style="none" fo:font-weight="normal" officeooo:rsid="016a1f8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2" style:family="text">
      <style:text-properties style:font-name="Liberation Serif1" fo:font-style="normal" style:text-underline-style="none" fo:font-weight="normal" officeooo:rsid="012df80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3" style:family="text">
      <style:text-properties style:font-name="Liberation Serif1" fo:font-style="normal" style:text-underline-style="none" fo:font-weight="normal" officeooo:rsid="012a59f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4" style:family="text">
      <style:text-properties style:font-name="Liberation Serif1" fo:font-style="normal" style:text-underline-style="none" fo:font-weight="normal" officeooo:rsid="00fa23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5" style:family="text">
      <style:text-properties style:font-name="Liberation Serif1" fo:font-style="normal" style:text-underline-style="none" fo:font-weight="normal" officeooo:rsid="00f90fb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6" style:family="text">
      <style:text-properties style:font-name="Liberation Serif1" fo:font-style="normal" style:text-underline-style="none" fo:font-weight="normal" officeooo:rsid="009de74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7" style:family="text">
      <style:text-properties style:font-name="Liberation Serif1" fo:font-style="normal" style:text-underline-style="none" fo:font-weight="normal" officeooo:rsid="014b489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8" style:family="text">
      <style:text-properties style:font-name="Liberation Serif1" fo:font-style="normal" style:text-underline-style="none" fo:font-weight="normal" officeooo:rsid="00f5fa7b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9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0" style:family="text">
      <style:text-properties style:font-name="Liberation Serif1" fo:font-style="normal" style:text-underline-style="none" fo:font-weight="normal" officeooo:rsid="00f1300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1" style:family="text">
      <style:text-properties style:font-name="Liberation Serif1" fo:font-style="normal" style:text-underline-style="none" fo:font-weight="normal" officeooo:rsid="00c782b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2" style:family="text">
      <style:text-properties style:font-name="Liberation Serif1" fo:font-style="normal" style:text-underline-style="none" fo:font-weight="normal" officeooo:rsid="0099c68f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3" style:family="text">
      <style:text-properties style:font-name="Liberation Serif1" fo:font-style="normal" style:text-underline-style="none" fo:font-weight="normal" officeooo:rsid="0179a9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4" style:family="text">
      <style:text-properties style:font-name="Liberation Serif1" fo:font-style="normal" style:text-underline-style="none" fo:font-weight="normal" officeooo:rsid="017a30a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5" style:family="text">
      <style:text-properties style:font-name="Liberation Serif1" fo:font-style="normal" style:text-underline-style="none" fo:font-weight="normal" officeooo:rsid="017c876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6" style:family="text">
      <style:text-properties style:font-name="Liberation Serif1" fo:font-style="normal" style:text-underline-style="none" fo:font-weight="normal" officeooo:rsid="019ea79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7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58" style:family="text">
      <style:text-properties style:font-name="Liberation Serif1" fo:font-style="normal" style:text-underline-style="none" fo:font-weight="bold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9" style:family="text">
      <style:text-properties style:font-name="Liberation Serif1" fo:font-style="normal" style:text-underline-style="none" fo:font-weight="bold" officeooo:rsid="01923357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0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1" style:family="text">
      <style:text-properties style:font-name="Liberation Serif1" fo:font-style="normal" style:text-underline-style="none" fo:font-weight="bold" officeooo:rsid="0164304e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2" style:family="text">
      <style:text-properties style:font-name="Liberation Serif1" fo:font-style="normal" style:text-underline-style="none" fo:font-weight="bold" officeooo:rsid="0151dea8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3" style:family="text">
      <style:text-properties style:font-name="Liberation Serif1" fo:font-style="normal" style:text-underline-style="none" fo:font-weight="bold" officeooo:rsid="015569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4" style:family="text">
      <style:text-properties style:font-name="Liberation Serif1" fo:font-style="normal" style:text-underline-style="none" fo:font-weight="bold" officeooo:rsid="00fd5cd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5" style:family="text">
      <style:text-properties style:font-name="Liberation Serif1" fo:font-style="normal" style:text-underline-style="none" fo:font-weight="bold" officeooo:rsid="009de74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6" style:family="text">
      <style:text-properties style:font-name="Liberation Serif1" fo:font-style="normal" style:text-underline-style="none" fo:font-weight="bold" officeooo:rsid="00f90fbc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8" style:family="text">
      <style:text-properties style:font-name="Liberation Serif1" fo:font-style="normal" style:text-underline-style="none" fo:font-weight="bold" officeooo:rsid="0179a991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9" style:family="text">
      <style:text-properties style:font-name="Liberation Serif1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370" style:family="text">
      <style:text-properties style:font-name="Liberation Serif1" fo:font-style="normal" style:text-underline-style="none" officeooo:rsid="01556924" fo:background-color="transparent" loext:char-shading-value="0" style:font-name-asian="Liberation Serif1" style:font-style-asian="normal" style:font-name-complex="Liberation Serif1" style:font-style-complex="normal"/>
    </style:style>
    <style:style style:name="T371" style:family="text">
      <style:text-properties style:font-name="Liberation Serif1" fo:font-style="normal" style:text-underline-style="none" officeooo:rsid="015d8ae0" fo:background-color="transparent" loext:char-shading-value="0" style:font-name-asian="Liberation Serif1" style:font-style-asian="normal" style:font-name-complex="Liberation Serif1" style:font-style-complex="normal"/>
    </style:style>
    <style:style style:name="T372" style:family="text">
      <style:text-properties style:font-name="Liberation Serif1" fo:font-style="normal" style:text-underline-style="none" officeooo:rsid="015a4669" fo:background-color="transparent" loext:char-shading-value="0" style:font-name-asian="Liberation Serif1" style:font-style-asian="normal" style:font-name-complex="Liberation Serif1" style:font-style-complex="normal"/>
    </style:style>
    <style:style style:name="T373" style:family="text">
      <style:text-properties style:font-name="Liberation Serif1" fo:font-style="normal" style:text-underline-style="none" officeooo:rsid="00fd5cdf" fo:background-color="transparent" loext:char-shading-value="0" style:font-name-asian="Liberation Serif1" style:font-style-asian="normal" style:font-name-complex="Liberation Serif1" style:font-style-complex="normal"/>
    </style:style>
    <style:style style:name="T374" style:family="text">
      <style:text-properties style:font-name="Liberation Serif1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375" style:family="text">
      <style:text-properties style:font-name="Liberation Serif1" fo:font-style="normal" style:text-underline-style="none" officeooo:rsid="015c4f0e" fo:background-color="transparent" loext:char-shading-value="0" style:font-name-asian="Liberation Serif1" style:font-style-asian="normal" style:font-name-complex="Liberation Serif1" style:font-style-complex="normal"/>
    </style:style>
    <style:style style:name="T376" style:family="text">
      <style:text-properties style:font-name="Liberation Serif1" fo:font-style="normal" style:text-underline-style="none" officeooo:rsid="012554a6" fo:background-color="transparent" loext:char-shading-value="0" style:font-name-asian="Liberation Serif1" style:font-style-asian="normal" style:font-name-complex="Liberation Serif1" style:font-style-complex="normal"/>
    </style:style>
    <style:style style:name="T377" style:family="text">
      <style:text-properties style:font-name="Liberation Serif1" fo:font-style="normal" style:text-underline-style="none" officeooo:rsid="0143bc7d" fo:background-color="transparent" loext:char-shading-value="0" style:font-name-asian="Liberation Serif1" style:font-style-asian="normal" style:font-name-complex="Liberation Serif1" style:font-style-complex="normal"/>
    </style:style>
    <style:style style:name="T378" style:family="text">
      <style:text-properties style:font-name="Liberation Serif1" fo:font-style="normal" style:text-underline-style="none" officeooo:rsid="01427c78" fo:background-color="transparent" loext:char-shading-value="0" style:font-name-asian="Liberation Serif1" style:font-style-asian="normal" style:font-name-complex="Liberation Serif1" style:font-style-complex="normal"/>
    </style:style>
    <style:style style:name="T379" style:family="text">
      <style:text-properties style:font-name="Liberation Serif1" fo:font-style="normal" style:text-underline-style="none" officeooo:rsid="010c4433" fo:background-color="transparent" loext:char-shading-value="0" style:font-name-asian="Liberation Serif1" style:font-style-asian="normal" style:font-name-complex="Liberation Serif1" style:font-style-complex="normal"/>
    </style:style>
    <style:style style:name="T380" style:family="text">
      <style:text-properties style:font-name="Liberation Serif1" fo:font-style="normal" style:text-underline-style="none" officeooo:rsid="011ccaee" fo:background-color="transparent" loext:char-shading-value="0" style:font-name-asian="Liberation Serif1" style:font-style-asian="normal" style:font-name-complex="Liberation Serif1" style:font-style-complex="normal"/>
    </style:style>
    <style:style style:name="T381" style:family="text">
      <style:text-properties style:font-name="Liberation Serif1" fo:font-style="normal" style:text-underline-style="none" officeooo:rsid="013c5789" fo:background-color="transparent" loext:char-shading-value="0" style:font-name-asian="Liberation Serif1" style:font-style-asian="normal" style:font-name-complex="Liberation Serif1" style:font-style-complex="normal"/>
    </style:style>
    <style:style style:name="T382" style:family="text">
      <style:text-properties style:font-name="Liberation Serif1" fo:font-style="normal" style:text-underline-style="none" officeooo:rsid="0129d774" fo:background-color="transparent" loext:char-shading-value="0" style:font-name-asian="Liberation Serif1" style:font-style-asian="normal" style:font-name-complex="Liberation Serif1" style:font-style-complex="normal"/>
    </style:style>
    <style:style style:name="T383" style:family="text">
      <style:text-properties style:font-name="Liberation Serif1" fo:font-style="normal" style:text-underline-style="none" officeooo:rsid="012df80e" fo:background-color="transparent" loext:char-shading-value="0" style:font-name-asian="Liberation Serif1" style:font-style-asian="normal" style:font-name-complex="Liberation Serif1" style:font-style-complex="normal"/>
    </style:style>
    <style:style style:name="T384" style:family="text">
      <style:text-properties style:font-name="Liberation Serif1" fo:font-style="normal" style:text-underline-style="none" officeooo:rsid="0102f2fe" fo:background-color="transparent" loext:char-shading-value="0" style:font-name-asian="Liberation Serif1" style:font-style-asian="normal" style:font-name-complex="Liberation Serif1" style:font-style-complex="normal"/>
    </style:style>
    <style:style style:name="T385" style:family="text">
      <style:text-properties style:font-name="Liberation Serif1" fo:font-style="normal" style:text-underline-style="none" officeooo:rsid="019f4371" fo:background-color="transparent" loext:char-shading-value="0" style:font-name-asian="Liberation Serif1" style:font-style-asian="normal" style:font-name-complex="Liberation Serif1" style:font-style-complex="normal"/>
    </style:style>
    <style:style style:name="T386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87" style:family="text">
      <style:text-properties style:font-name="Liberation Serif1" fo:font-style="normal" fo:font-weight="normal" officeooo:rsid="000d3587" style:font-style-asian="normal" style:font-weight-asian="normal" style:font-style-complex="normal" style:font-weight-complex="normal"/>
    </style:style>
    <style:style style:name="T388" style:family="text">
      <style:text-properties style:font-name="Liberation Serif1" fo:font-style="normal" fo:font-weight="normal" officeooo:rsid="00122e31" style:font-style-asian="normal" style:font-weight-asian="normal" style:font-style-complex="normal" style:font-weight-complex="normal"/>
    </style:style>
    <style:style style:name="T389" style:family="text">
      <style:text-properties style:font-name="Liberation Serif1" fo:font-style="normal" fo:font-weight="normal" officeooo:rsid="000f48c2" style:font-style-asian="normal" style:font-weight-asian="normal" style:font-style-complex="normal" style:font-weight-complex="normal"/>
    </style:style>
    <style:style style:name="T390" style:family="text">
      <style:text-properties style:font-name="Liberation Serif1" fo:font-style="normal" fo:font-weight="normal" officeooo:rsid="00106f84" style:font-style-asian="normal" style:font-weight-asian="normal" style:font-style-complex="normal" style:font-weight-complex="normal"/>
    </style:style>
    <style:style style:name="T391" style:family="text">
      <style:text-properties style:font-name="Liberation Serif1" fo:font-style="normal" fo:font-weight="normal" officeooo:rsid="000e44ae" style:font-style-asian="normal" style:font-weight-asian="normal" style:font-style-complex="normal" style:font-weight-complex="normal"/>
    </style:style>
    <style:style style:name="T392" style:family="text">
      <style:text-properties style:font-name="Liberation Serif1" fo:font-style="italic" style:text-underline-style="none" fo:font-weight="normal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3" style:family="text">
      <style:text-properties style:font-name="Liberation Serif1" fo:font-style="italic" style:text-underline-style="none" fo:font-weight="normal" officeooo:rsid="01923357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4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5" style:family="text">
      <style:text-properties style:font-name="Liberation Serif1" fo:font-style="italic" style:text-underline-style="none" fo:font-weight="normal" officeooo:rsid="0164304e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6" style:family="text">
      <style:text-properties style:font-name="Liberation Serif1" fo:font-style="italic" style:text-underline-style="none" fo:font-weight="normal" officeooo:rsid="0151dea8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7" style:family="text">
      <style:text-properties style:font-name="Liberation Serif1" fo:font-style="italic" style:text-underline-style="none" fo:font-weight="normal" officeooo:rsid="009de74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8" style:family="text">
      <style:text-properties style:font-name="Liberation Serif1" fo:font-style="italic" style:text-underline-style="none" fo:font-weight="normal" officeooo:rsid="00f90fbc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400" style:family="text">
      <style:text-properties style:font-name="Liberation Serif1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401" style:family="text">
      <style:text-properties style:font-name="Liberation Serif1" fo:font-style="italic" style:text-underline-style="none" officeooo:rsid="00fd5cdf" fo:background-color="transparent" loext:char-shading-value="0" style:font-name-asian="Liberation Serif1" style:font-style-asian="italic" style:font-name-complex="Liberation Serif1" style:font-style-complex="italic"/>
    </style:style>
    <style:style style:name="T402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403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404" style:family="text">
      <style:text-properties style:font-name="Liberation Serif1" style:text-underline-style="none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405" style:family="text">
      <style:text-properties style:font-name="Liberation Serif1" style:text-underline-style="none" fo:font-weight="normal" officeooo:rsid="001cca0a" fo:background-color="transparent" loext:char-shading-value="0" style:font-name-asian="Liberation Serif1" style:font-weight-asian="normal" style:font-name-complex="Liberation Serif1" style:font-weight-complex="normal"/>
    </style:style>
    <style:style style:name="T406" style:family="text">
      <style:text-properties style:font-name="Liberation Serif1" style:text-underline-style="none" fo:font-weight="normal" officeooo:rsid="0179a991" fo:background-color="transparent" loext:char-shading-value="0" style:font-name-asian="Liberation Serif1" style:font-weight-asian="normal" style:font-name-complex="Liberation Serif1" style:font-weight-complex="normal"/>
    </style:style>
    <style:style style:name="T407" style:family="text">
      <style:text-properties style:font-name="Liberation Serif1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408" style:family="text">
      <style:text-properties style:font-name="Liberation Serif1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409" style:family="text">
      <style:text-properties style:font-name="Liberation Serif1" officeooo:rsid="0044ae78"/>
    </style:style>
    <style:style style:name="T410" style:family="text">
      <style:text-properties style:text-line-through-style="none" style:text-line-through-type="none" style:font-name="Liberation Serif1" fo:font-size="11pt" fo:font-style="normal" style:text-underline-style="none" fo:font-weight="normal" officeooo:rsid="02003fe7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T411" style:family="text">
      <style:text-properties style:text-line-through-style="none" style:text-line-through-type="none" style:font-name="Liberation Serif1" fo:font-size="11pt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412" style:family="text">
      <style:text-properties style:text-line-through-style="none" style:text-line-through-type="none" style:font-name="Liberation Serif1" fo:font-size="11pt" style:text-underline-style="none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413" style:family="text">
      <style:text-properties fo:font-variant="small-caps"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414" style:family="text">
      <style:text-properties officeooo:rsid="0030463c"/>
    </style:style>
    <style:style style:name="T415" style:family="text">
      <style:text-properties officeooo:rsid="00072975"/>
    </style:style>
    <style:style style:name="T416" style:family="text">
      <style:text-properties officeooo:rsid="0053cdb5"/>
    </style:style>
    <style:style style:name="T417" style:family="text">
      <style:text-properties officeooo:rsid="019826aa"/>
    </style:style>
    <style:style style:name="T418" style:family="text">
      <style:text-properties officeooo:rsid="00e504a4"/>
    </style:style>
    <style:style style:name="T419" style:family="text">
      <style:text-properties officeooo:rsid="004c7182"/>
    </style:style>
    <style:style style:name="T420" style:family="text">
      <style:text-properties officeooo:rsid="004d8b35"/>
    </style:style>
    <style:style style:name="T421" style:family="text">
      <style:text-properties officeooo:rsid="0044ae78"/>
    </style:style>
    <style:style style:name="T422" style:family="text">
      <style:text-properties officeooo:rsid="008d8493"/>
    </style:style>
    <style:style style:name="T423" style:family="text">
      <style:text-properties officeooo:rsid="0030e0a1"/>
    </style:style>
    <style:style style:name="T424" style:family="text">
      <style:text-properties officeooo:rsid="0078a2da"/>
    </style:style>
    <style:style style:name="T425" style:family="text">
      <style:text-properties officeooo:rsid="00061718"/>
    </style:style>
    <style:style style:name="T426" style:family="text">
      <style:text-properties officeooo:rsid="0145520a"/>
    </style:style>
    <style:style style:name="T427" style:family="text">
      <style:text-properties officeooo:rsid="018146c7"/>
    </style:style>
    <style:style style:name="T428" style:family="text">
      <style:text-properties officeooo:rsid="00745ad9"/>
    </style:style>
    <style:style style:name="T429" style:family="text">
      <style:text-properties officeooo:rsid="0140ac1e"/>
    </style:style>
    <style:style style:name="T430" style:family="text">
      <style:text-properties officeooo:rsid="00194778"/>
    </style:style>
    <style:style style:name="T431" style:family="text">
      <style:text-properties officeooo:rsid="019caa2c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8" text:outline-level="1"><text:span text:style-name="T44">Dr </text:span>Kyle A Oman</text:h>
      <text:p text:style-name="P3"><text:tab/><text:span text:style-name="T45">Office: +44 (0) 191 33 43011<text:tab/>Institute for Computational Cosmology</text:span></text:p>
      <text:p text:style-name="P4"><text:tab/><text:span text:style-name="T45">Mobile: +44 (0) 737 693 4098<text:tab/>Department of Physics &amp; Astronomy, Durham University</text:span></text:p>
      <text:p text:style-name="P2"><text:tab/><text:a xlink:type="simple" xlink:href="mailto:kyle.a.oman@durham.ac.uk" text:style-name="Internet_20_link" text:visited-style-name="Visited_20_Internet_20_Link"><text:span text:style-name="T45">kyle.a.oman@durham.ac.uk</text:span></text:a><text:tab/><text:span text:style-name="T46">South Road, Durham DH1 3LE, United Kingdom<text:line-break/><text:tab/></text:span><text:a xlink:type="simple" xlink:href="https://kyleaoman.github.io/" text:style-name="Internet_20_link" text:visited-style-name="Visited_20_Internet_20_Link"><text:span text:style-name="T47">kyleaoman.github.io</text:span></text:a></text:p>
      <text:p text:style-name="P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2010000004900000049711C9171654E78D9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48">Academic </text:span><text:span text:style-name="T49">Qualifications</text:span><text:span text:style-name="T56"><text:tab/></text:span></text:p>
      <text:p text:style-name="P21"><text:tab/><text:span text:style-name="T59">PhD<text:tab/></text:span><text:span text:style-name="T60">University of Victoria, Astronomy<text:tab/>Aug 201</text:span><text:span text:style-name="T61">7</text:span><text:span text:style-name="T60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21"><text:span text:style-name="T60"><text:tab/></text:span><text:span text:style-name="T59">MSc<text:tab/></text:span><text:span text:style-name="T60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21"><text:span text:style-name="T60"><text:tab/></text:span><text:span text:style-name="T59">BSc</text:span><text:span text:style-name="T60"><text:tab/>University of Waterloo, </text:span><text:span text:style-name="T62">Honours </text:span><text:span text:style-name="T60">Physics (Astrophysics spec.)<text:tab/>Jun 2011<text:line-break/><text:tab/><text:tab/>Graduated on Dean's Honour List<text:line-break/><text:tab/><text:tab/></text:span><text:span text:style-name="T62">Dissertation: “An object-oriented halo finder”<text:line-break/><text:tab/></text:span><text:span text:style-name="T60"><text:tab/></text:span><text:span text:style-name="T62">Supervisor: Michael Balogh</text:span></text:p>
      <text:p text:style-name="P11"><text:span text:style-name="T46">Employment</text:span><text:tab/></text:p>
      <text:p text:style-name="P54"><text:span text:style-name="T108"><text:tab/></text:span><text:span text:style-name="T109">Ass</text:span><text:span text:style-name="T110">oc</text:span><text:span text:style-name="T109">. Professor &amp; Royal Society Dorothy Hodgkin Fellow<text:tab/></text:span><text:span text:style-name="T110">Jul 2024</text:span><text:span text:style-name="T109"> – </text:span><text:span text:style-name="T110">present</text:span><text:span text:style-name="T109"><text:line-break/><text:tab/> <text:s/>Institute for Computational Cosmology </text:span><text:span text:style-name="T110">&amp;<text:line-break/><text:tab/> <text:s/>Centre for Extragalactic Astronomy, </text:span><text:span text:style-name="T109">Durham University</text:span></text:p>
      <text:p text:style-name="P54"><text:span text:style-name="T108"><text:tab/></text:span><text:span text:style-name="T109">Asst. Professor &amp; Royal Society Dorothy Hodgkin Fellow<text:tab/>Oct 2023 – </text:span><text:span text:style-name="T110">Jun 2024</text:span><text:span text:style-name="T109"><text:line-break/><text:tab/> <text:s/>Institute for Computational Cosmology </text:span><text:span text:style-name="T110">&amp;<text:line-break/><text:tab/> <text:s/>Centre for Extragalactic Astronomy, </text:span><text:span text:style-name="T109">Durham University</text:span></text:p>
      <text:p text:style-name="P55"><text:span text:style-name="T108"><text:tab/></text:span><text:span text:style-name="T110">Senior p</text:span><text:span text:style-name="T111">ostdoctoral research associate</text:span><text:span text:style-name="T112"><text:tab/>Jul 2022 </text:span><text:span text:style-name="T108">– </text:span><text:span text:style-name="T109">Sept 2023</text:span><text:span text:style-name="T118"><text:line-break/><text:tab/> <text:s/>Institute for Computational Cosmology, Durham University</text:span></text:p>
      <text:p text:style-name="P33"><text:tab/>Postdoctoral research associate<text:tab/>Oct 2019 – <text:span text:style-name="T153">Jun 2022</text:span><text:line-break/><text:tab/> <text:s/>Institute for Computational Cosmology, Durham University</text:p>
      <text:p text:style-name="P34"><text:tab/>Researcher (postdoctoral)<text:tab/>Oct 2017 – Sept 2019<text:line-break/><text:tab/> <text:s/>Kapteyn Astronomical Institute, Rijksuniversiteit Groningen</text:p>
      <text:p text:style-name="P35"><text:tab/><text:span text:style-name="T154">Summer research internship<text:tab/>May 2010 – Aug 2010<text:line-break/></text:span><text:span text:style-name="T4"><text:tab/> <text:s/></text:span><text:span text:style-name="T156">Department of Physics &amp; Astronomy, University of Waterloo</text:span></text:p>
      <text:p text:style-name="P35"><text:span text:style-name="T156"><text:tab/>Summer research internship<text:tab/>May 20</text:span><text:span text:style-name="T157">09</text:span><text:span text:style-name="T156"> </text:span><text:span text:style-name="T158">– </text:span><text:span text:style-name="T156">Aug 2009<text:line-break/></text:span><text:span text:style-name="T4"><text:tab/> <text:s/></text:span><text:span text:style-name="T156">Department of Physics &amp; Astronomy, University of Waterloo</text:span></text:p>
      <text:p text:style-name="P6"><text:soft-page-break/><text:span text:style-name="T48">Grants </text:span><text:span text:style-name="T50">and</text:span><text:span text:style-name="T48"> </text:span><text:span text:style-name="T50">Observing &amp; </text:span><text:span text:style-name="T51">Computing Time</text:span><text:span text:style-name="T55"><text:tab/></text:span></text:p>
      <text:p text:style-name="P81">Grants &amp; research funding</text:p>
      <text:p text:style-name="P56"><text:span text:style-name="T119"><text:tab/></text:span><text:span text:style-name="T120">RAS Summer undergraduate bursary (GBP 1 200)<text:tab/>2025 <text:line-break/><text:tab/> <text:s/></text:span><text:span text:style-name="T14">Title: “Dark matter in low-mass galaxies”<text:line-break/><text:tab/> <text:s/>Role: Supervisor </text:span><text:span text:style-name="T15">(PI)</text:span></text:p>
      <text:p text:style-name="P36"><text:tab/><text:span text:style-name="T230">Matariki Network of Universities Seed Fund (GBP 24 950)<text:tab/>2024 – 2026<text:line-break/><text:tab/> <text:s/></text:span><text:span text:style-name="T5">Title: “The SWAN Universe: Simulations for Wallaby and the nearby Universe”<text:line-break/><text:tab/> <text:s/>Role: co-I, Durham University lead</text:span></text:p>
      <text:p text:style-name="P36"><text:tab/><text:span text:style-name="T231">Durham STFC Impact Acceleration Account (GBP 17 156)<text:tab/>2024<text:line-break/><text:tab/> <text:s/></text:span><text:span text:style-name="T6">Title: “Human mobility for natural disaster risk management with astrophysics<text:line-break/><text:tab/> <text:s/>techniques”<text:line-break/><text:tab/> <text:s/></text:span><text:span text:style-name="T5">Role: co-PI (with A. Dunant)</text:span></text:p>
      <text:p text:style-name="P36"><text:span text:style-name="T47"><text:tab/>Royal Society Dorothy Hodgkin Fellowship (GBP 1.</text:span><text:span text:style-name="T232">5</text:span><text:span text:style-name="T47">M)<text:tab/>2023 – 2031<text:line-break/><text:tab/> <text:s/></text:span><text:span text:style-name="T7">Title: “Key dark matter particle properties from dwarf galaxy astrophysics”<text:line-break/><text:tab/> <text:s/></text:span><text:span text:style-name="T8">Role: Fellow (PI)</text:span></text:p>
      <text:p text:style-name="P37"><text:tab/><text:span text:style-name="T233">Cosmology and Astroparticle Student &amp; Postdoc Exchange Network Visitor (GBP</text:span><text:span text:style-name="T234"> </text:span><text:span text:style-name="T235">1 400</text:span><text:span text:style-name="T234">)</text:span><text:span text:style-name="T233"><text:tab/>2022</text:span><text:span text:style-name="T236"><text:line-break/><text:tab/> <text:s/></text:span><text:span text:style-name="T7">Title</text:span><text:span text:style-name="T9">: “Structure and equilibrium of simulated dwarf galaxies”</text:span><text:span text:style-name="T236"><text:tab/> <text:s/><text:line-break/></text:span><text:span text:style-name="T10"><text:tab/> <text:s/></text:span><text:span text:style-name="T8">Role: PI</text:span></text:p>
      <text:p text:style-name="P57"><text:span text:style-name="T121"><text:tab/>Durham University Physics Department Developing Talent Award </text:span><text:span text:style-name="T122">(GBP 4 000)</text:span><text:span text:style-name="T121"><text:tab/>2022<text:line-break/><text:tab/> <text:s/></text:span><text:span text:style-name="T16">Title</text:span><text:span text:style-name="T237">: “The fragility of dwarf galaxies used as dark matter tracers”<text:line-break/><text:tab/> <text:s/></text:span><text:span text:style-name="T238">Role: PI</text:span></text:p>
      <text:p text:style-name="P57"><text:span text:style-name="T239">Computing time</text:span><text:span text:style-name="T238"><text:tab/></text:span></text:p>
      <text:p text:style-name="P38"><text:tab/><text:span text:style-name="T312">DiRAC 16</text:span><text:span text:style-name="T314">th</text:span><text:span text:style-name="T312"> RAC call for proposals (274M cpu-hr)<text:tab/>2024 – 2027<text:line-break/></text:span><text:span text:style-name="T11"><text:tab/> <text:s/>Title: “Virgo I: The formation, evolution and clustering of galaxies”<text:line-break/><text:tab/> <text:s/>Role: co-I</text:span></text:p>
      <text:p text:style-name="P38"><text:span text:style-name="T7"><text:tab/></text:span><text:span text:style-name="T159">DiRAC-3 Phase 2 Director’s Discretionary Time (8.84M cpu-hr)<text:tab/>2023 – 2024<text:line-break/><text:tab/> <text:s/></text:span><text:span text:style-name="T12">Title: “Simulated 21-cm survey of the Southern sky”<text:line-break/><text:tab/> <text:s/></text:span><text:span text:style-name="T8">Role: PI</text:span></text:p>
      <text:p text:style-name="P42"><text:span text:style-name="T8">O</text:span><text:span text:style-name="T1">bserving time</text:span></text:p>
      <text:p text:style-name="P58"><text:span text:style-name="T17"><text:tab/></text:span><text:span text:style-name="T162">VLA Semester 2026A (115.6 hr</text:span><text:span text:style-name="T163">s</text:span><text:span text:style-name="T162">, priority B)<text:tab/>2025<text:line-break/><text:tab/> <text:s/></text:span><text:span text:style-name="T17">Title: “</text:span><text:span text:style-name="T1">Adding Gas to the Story: HI-SAGA Survey of satellites around Milky Way Analogs</text:span><text:span text:style-name="T17">”<text:line-break/><text:tab/> <text:s/>Role: co-I (PI: Jones)</text:span></text:p>
      <text:p text:style-name="P58"><text:span text:style-name="T17"><text:tab/></text:span><text:span text:style-name="T163">VLA Semester 2025A (46.7 hrs, priority C)<text:tab/>2024<text:line-break/><text:tab/> <text:s/></text:span><text:span text:style-name="T18">Title: “Adding Gas to the Story: HI-SAGA Survey of satellites around Milky Way Analogs”<text:line-break/><text:tab/> <text:s/>Role: co-I (PI: Jones)</text:span></text:p>
      <text:p text:style-name="P58"><text:span text:style-name="T162"><text:tab/>MeerKAT Sept 2020 call (48 hr</text:span><text:span text:style-name="T163">s</text:span><text:span text:style-name="T162">, priority A)<text:tab/>2020<text:line-break/><text:tab/> <text:s/></text:span><text:span text:style-name="T17">Title: “An HI perspective on galaxy evolution in Abell 2626 and its surroundings”<text:line-break/><text:tab/> <text:s/>Role: co-I (PI: Deb)</text:span></text:p>
      <text:p text:style-name="P7"><text:soft-page-break/><text:span text:style-name="T52">Scholarships</text:span><text:span text:style-name="T55"> &amp; Awards<text:tab/></text:span></text:p>
      <text:p text:style-name="P128"><text:tab/><text:span text:style-name="T153">Durham University Discretionary Award<text:tab/>202</text:span><text:span text:style-name="T315">3</text:span><text:span text:style-name="T153"><text:line-break/><text:tab/> <text:s/>GBP </text:span><text:span text:style-name="T47">5</text:span><text:span text:style-name="T153">00, Institution-level, award by nomination</text:span></text:p>
      <text:p text:style-name="P39"><text:tab/><text:span text:style-name="T153">Durham University Discretionary Award<text:tab/>2022<text:line-break/><text:tab/> <text:s/>GBP 1 000, Institution-level, award by nomination</text:span></text:p>
      <text:p text:style-name="P39"><text:tab/>RM Petrie Memorial Fellowship<text:tab/>2016 – 2017<text:line-break/><text:tab/> <text:s/>CAD 4 750, Institution-level, award by nomination</text:p>
      <text:p text:style-name="P40"><text:tab/>University of Victoria President’s Research Scholarship<text:tab/>2016<text:line-break/><text:tab/> <text:s/>CAD 4 000, Institution-level, award by nomination</text:p>
      <text:p text:style-name="P40"><text:tab/>National Science and Engineering Research Council Canada Graduate <text:tab/>2015 – 2016<text:line-break/><text:tab/><text:span text:style-name="T316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7">Title</text:span><text:span text:style-name="T1">: “Remaining challenges to the standard model of cosmology: a <text:line-break/><text:tab/> <text:s/>solution to the cusp-core problem”</text:span></text:p>
      <text:p text:style-name="P41"><text:tab/>University of Victoria Graduate Award<text:tab/>2014 – 2015<text:line-break/><text:tab/> <text:s/>CAD 6 000, Institution-level, award by nomination</text:p>
      <text:p text:style-name="P40"><text:tab/>Nora and Mark DeGoutière Memorial Scholarship<text:tab/><text:span text:style-name="T316">2014<text:line-break/></text:span><text:tab/> <text:s/>CAD 11 250, Institution-level, award by nomination</text:p>
      <text:p text:style-name="P40"><text:tab/>University of Victoria Fellowship<text:tab/><text:span text:style-name="T316">2013<text:line-break/></text:span><text:tab/> <text:s/>CAD 15 000, Institution-level, award by nomination</text:p>
      <text:p text:style-name="P40"><text:tab/>Queen Elizabeth II Graduate Scholarship in Science and Technology<text:tab/><text:span text:style-name="T316">2012<text:line-break/></text:span><text:tab/> <text:s/>CAD 15 000, Provincial-level, research scholarship<text:line-break/><text:tab/> <text:s/><text:span text:style-name="T7">Title</text:span><text:span text:style-name="T1">: “Deconstructing Star Formation Histories from Orbits in <text:line-break/><text:tab/> <text:s/>N-Body Simulations”</text:span></text:p>
      <text:p text:style-name="P40"><text:tab/>National Science and Engineering Research Council Undergraduate Student<text:tab/><text:span text:style-name="T316">2009<text:line-break/></text:span><text:tab/>Research Award<text:line-break/><text:tab/> <text:s/>CAD 4 500, National-level, summer research scholarship</text:p>
      <text:p text:style-name="P12"><text:span text:style-name="T317">Research</text:span><text:span text:style-name="T318"> </text:span><text:span text:style-name="T317">supervision</text:span><text:tab/></text:p>
      <text:p text:style-name="P134">Degree students as lead supervisor: 1 PhD, 9 Mphys/MSc, 1 BSc; as co-supervisor: 2 PhD, 2 BSc.</text:p>
      <text:p text:style-name="P136">PhD:</text:p>
      <text:list xml:id="list2177295321" text:style-name="L1">
        <text:list-item>
          <text:p text:style-name="P151"><text:span text:style-name="T63">PhD thesis supervisor </text:span><text:span text:style-name="T64">(with F. Fragkoudi) </text:span><text:span text:style-name="T63">for Diego Dado<text:tab/>Oct 2024 – present<text:line-break/> </text:span><text:span text:style-name="T65">Institute for Computational Cosmology, Durham University</text:span></text:p>
        </text:list-item>
        <text:list-item>
          <text:p text:style-name="P156"><text:span text:style-name="T60">Visiting </text:span><text:span text:style-name="T65">P</text:span><text:span text:style-name="T60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157"><text:span text:style-name="T66">PhD thesis co-supervisor (</text:span><text:span text:style-name="T67">with </text:span><text:span text:style-name="T66">R. Massey, C. Frenk</text:span><text:span text:style-name="T67">)</text:span><text:span text:style-name="T66"> for Ellen Sirks<text:tab/>Jan 2020 </text:span><text:span text:style-name="T68">– </text:span><text:span text:style-name="T69">Oct 2022</text:span><text:span text:style-name="T66"><text:line-break/> Institute for Computational Cosmology, Durham University</text:span></text:p>
          <text:p text:style-name="P163"><text:soft-page-break/><text:span text:style-name="T66">P</text:span><text:span text:style-name="T60">ostdoctoral:</text:span></text:p>
        </text:list-item>
        <text:list-item>
          <text:p text:style-name="P152"><text:span text:style-name="T99">Postdoctoral researcher Dr Katherine Harborne<text:tab/>Feb 2025 – present<text:line-break/> </text:span><text:span text:style-name="T100">Institute for Computational Cosmology, Durham University</text:span></text:p>
          <text:p text:style-name="P163"><text:span text:style-name="T100">M</text:span><text:span text:style-name="T98">Sc/MPhys:</text:span></text:p>
        </text:list-item>
        <text:list-item>
          <text:p text:style-name="P153">MPhys thesis supervisor (with A. Pontzen) for Jemma Evelyn<text:tab/>Oct 2025 – present<text:line-break/> Institute for Computational Cosmology, Durham University</text:p>
        </text:list-item>
        <text:list-item>
          <text:p text:style-name="P157"><text:span text:style-name="T100">MPhys thesis supervisor (with M. Swinbank) for Brad Makinson<text:tab/>Oct 2024 – Apr 2025<text:line-break/> Institute for Computational Cosmology, Durham University<text:line-break/> </text:span><text:span text:style-name="T34">“Seeing dark matter with MeerKAT:MHONGOOSE”</text:span></text:p>
        </text:list-item>
        <text:list-item>
          <text:p text:style-name="P157"><text:span text:style-name="T100">MPhys thesis supervisor (with M. Swinbank) for Jack Carter<text:tab/>Oct 2024 – Apr 2025<text:line-break/> Institute for Computational Cosmology, Durham University<text:line-break/> </text:span><text:span text:style-name="T34">“Seeing dark matter with MeerKAT:MHONGOOSE”</text:span></text:p>
        </text:list-item>
        <text:list-item>
          <text:p text:style-name="P157"><text:span text:style-name="T101">MPhys thesis supervisor (with M. Swinbank) for Lauryn Tapper<text:tab/>Oct 2022 </text:span><text:span text:style-name="T102">– </text:span><text:span text:style-name="T99">Apr 2023</text:span><text:span text:style-name="T103"><text:line-break/></text:span><text:span text:style-name="T104"> Institute for Computational Cosmology, Durham University<text:line-break/> </text:span><text:span text:style-name="T35">“A dynamic analysis of the gas within simulated galaxies”</text:span></text:p>
        </text:list-item>
        <text:list-item>
          <text:p text:style-name="P162"><text:span text:style-name="T123">M</text:span><text:span text:style-name="T124">Phys</text:span><text:span text:style-name="T123"> thesis supervisor (with A. Fattahi) for Alex Cooke<text:tab/>Oct 2021 </text:span><text:span text:style-name="T125">– </text:span><text:span text:style-name="T124">Apr 2022</text:span><text:span text:style-name="T123"><text:line-break/> Institute for Computational Cosmology, Durham University<text:line-break/> </text:span><text:span text:style-name="T19">“</text:span><text:span text:style-name="T20">The lives and deaths of faint satellite galaxies</text:span><text:span text:style-name="T19">”</text:span></text:p>
        </text:list-item>
        <text:list-item>
          <text:p text:style-name="P162"><text:span text:style-name="T123">M</text:span><text:span text:style-name="T124">Phys</text:span><text:span text:style-name="T123"> thesis supervisor (with C. Frenk) for Richard Brooks<text:tab/>Oct 2021 </text:span><text:span text:style-name="T125">– </text:span><text:span text:style-name="T124">Apr 2022</text:span><text:span text:style-name="T123"><text:line-break/> Institute for Computational Cosmology, Durham University<text:line-break/> </text:span><text:span text:style-name="T19">“</text:span><text:span text:style-name="T20">A path to revealing the nature of dark matter by neutral gas</text:span><text:span text:style-name="T19">”</text:span></text:p>
        </text:list-item>
        <text:list-item>
          <text:p text:style-name="P162"><text:span text:style-name="T126">M</text:span><text:span text:style-name="T124">Phys</text:span><text:span text:style-name="T127"> thesis supervisor (with C. Frenk) for Finn Roper<text:tab/>Jun 2020 </text:span><text:span text:style-name="T125">– </text:span><text:span text:style-name="T123">Apr 2021</text:span><text:span text:style-name="T127"><text:line-break/> Institute for Computational Cosmology, Durham University<text:line-break/></text:span><text:span text:style-name="T21"> “The effect of baryon feedback on simulated dark matter<text:line-break/> distributions”</text:span></text:p>
        </text:list-item>
        <text:list-item>
          <text:p text:style-name="P162"><text:span text:style-name="T128">MSc thesis supervisor (with M. Verheijen) for Anatolii Zadvornyi<text:tab/>Sept 2019 </text:span><text:span text:style-name="T125">– </text:span><text:span text:style-name="T123">Jul 2021</text:span><text:span text:style-name="T128"><text:line-break/></text:span><text:span text:style-name="T164"> Kapteyn Institute, Rijksuniversiteit Groningen<text:line-break/> </text:span><text:span text:style-name="T22">“Star formation suppression, gas consumption and stripping in<text:line-break/> cluster satellites”</text:span></text:p>
        </text:list-item>
        <text:list-item>
          <text:p text:style-name="P162"><text:span text:style-name="T128">MSc thesis supervisor (with S. Trager) for Amit Upadhyay<text:tab/>Sept 2018 </text:span><text:span text:style-name="T125">– </text:span><text:span text:style-name="T128">Aug 2020<text:line-break/> </text:span><text:span text:style-name="T129">Kapteyn Institute, Rijksuniversiteit Groningen<text:line-break/> </text:span><text:span text:style-name="T23">“Star formation histories of Coma Cluster galaxies matched to <text:line-break/> simulated orbits hints at quenching around first pericentre”</text:span></text:p>
          <text:p text:style-name="P164"><text:span text:style-name="T23">B</text:span><text:span text:style-name="T13">Sc:</text:span></text:p>
        </text:list-item>
        <text:list-item>
          <text:p text:style-name="P155"><text:span text:style-name="T128">BSc thesis supervisor (with M. Verheijen) for Anatolii Zadvornyi<text:tab/>Jan 2019 </text:span><text:span text:style-name="T125">– </text:span><text:span text:style-name="T128">May 2019<text:line-break/> </text:span><text:span text:style-name="T129">Kapteyn Astronomical Institute, Rijksuniversiteit Groningen<text:line-break/> </text:span><text:span text:style-name="T23">“</text:span><text:span text:style-name="T37">Enviromental </text:span><text:span text:style-name="T38">s</text:span><text:span text:style-name="T37">tar </text:span><text:span text:style-name="T38">f</text:span><text:span text:style-name="T37">ormation </text:span><text:span text:style-name="T38">s</text:span><text:span text:style-name="T37">uppression in </text:span><text:span text:style-name="T38">g</text:span><text:span text:style-name="T37">alaxy </text:span><text:span text:style-name="T38">c</text:span><text:span text:style-name="T37">lusters</text:span><text:span text:style-name="T23">”</text:span></text:p>
        </text:list-item>
        <text:list-item>
          <text:p text:style-name="P162"><text:soft-page-break/><text:span text:style-name="T128">BSc</text:span><text:span text:style-name="T125"> thesis co-supervisor </text:span><text:span text:style-name="T128">(with J. Navarro, A. Fattahi) </text:span><text:span text:style-name="T125">for James Lan</text:span><text:span text:style-name="T128">e</text:span><text:span text:style-name="T125"><text:tab/>Sept 2016 – </text:span><text:span text:style-name="T130">Apr</text:span><text:span text:style-name="T125"> 2017<text:line-break/></text:span><text:span text:style-name="T165"> </text:span><text:span text:style-name="T166">Department of Physics &amp; Astronomy, University of Victoria</text:span><text:span text:style-name="T125"><text:line-break/> </text:span><text:span text:style-name="T24">“The mysterious progenitor of the Ophiuchus stream”</text:span></text:p>
        </text:list-item>
        <text:list-item>
          <text:p text:style-name="P162"><text:span text:style-name="T164">BSc</text:span><text:span text:style-name="T166"> thesis co-supervisor </text:span><text:span text:style-name="T167">(with J. Navarro) for </text:span><text:span text:style-name="T166">Patrick McManus<text:tab/>Sept 2016 – </text:span><text:span text:style-name="T168">Apr</text:span><text:span text:style-name="T166"> 2017<text:line-break/> Department of Physics &amp; Astronomy, University of Victoria</text:span><text:span text:style-name="T23"><text:line-break/> “The effect of an impulsive gravitational perturbation on a dark <text:line-break/> matter halo”</text:span></text:p>
          <text:p text:style-name="P164"><text:span text:style-name="T23">S</text:span><text:span text:style-name="T13">ummer &amp; visiting students:</text:span></text:p>
        </text:list-item>
        <text:list-item>
          <text:p text:style-name="P154">Visiting PhD student Julen Expósito-Márquez<text:tab/>Sept 2025 – Dec 2025<text:line-break/> <text:s/>Institute for Computational Cosmology, Durham University</text:p>
        </text:list-item>
        <text:list-item>
          <text:p text:style-name="P158">Summer undergraduate research project supervisor for Helena Chase<text:tab/>June 2024 – Aug 2024<text:line-break/> Institute for Computational Cosmology, Durham University</text:p>
        </text:list-item>
        <text:list-item>
          <text:p text:style-name="P162"><text:span text:style-name="T113">Summer undergraduate research project supervisor for Brad Makinson<text:tab/>June 2024 – July 2024<text:line-break/> Institute for Computational Cosmology, Durham University</text:span><text:span text:style-name="T114"><text:tab/></text:span></text:p>
        </text:list-item>
        <text:list-item>
          <text:p text:style-name="P159">Summer research placement supervisor for Loretta Lanigan<text:tab/>July 2024 – Aug 2024<text:line-break/> Institute for Computational Cosmology, Durham University</text:p>
        </text:list-item>
        <text:list-item>
          <text:p text:style-name="P160">Summer undergraduate research project supervisor for Mary Carstairs<text:tab/>July 2024 – Aug 2024<text:line-break/> Institute for Computational Cosmology, Durham University</text:p>
        </text:list-item>
        <text:list-item>
          <text:p text:style-name="P161">Summer Nuffield Foundation Research Placement Host for Matilda Hunnisett<text:tab/>Aug 2023<text:line-break/> Institute for Computational Cosmology, Durham University</text:p>
        </text:list-item>
        <text:list-item>
          <text:p text:style-name="P161">Summer Nuffield Foundation Research Placement Host for Piotr Stelmaszczyk<text:tab/>Aug 2023<text:line-break/> Institute for Computational Cosmology, Durham University</text:p>
        </text:list-item>
        <text:list-item>
          <text:p text:style-name="P162"><text:span text:style-name="T115">Summer undergraduate research project supervisor for Eleanor Downing<text:tab/>Jul </text:span><text:span text:style-name="T116">– </text:span><text:span text:style-name="T115">Sept 2022</text:span><text:span text:style-name="T131"><text:line-break/> Institute for Computational Cosmology, Durham University<text:line-break/> </text:span><text:span text:style-name="T25">“</text:span><text:span text:style-name="T26">The diverse perturbations affecting dwarf galaxies used as dark <text:line-break/> matter tracers</text:span><text:span text:style-name="T25">”</text:span></text:p>
        </text:list-item>
        <text:list-item>
          <text:p text:style-name="P162"><text:span text:style-name="T132">Summer Nuffield Foundation Research Placement Host for Jared Turnbull<text:tab/>Aug 2021<text:line-break/> <text:s/>Institute for Computational Cosmology, Durham University<text:line-break/> <text:s/></text:span><text:span text:style-name="T27">“Visualisations of Simulated Galaxies”</text:span></text:p>
        </text:list-item>
      </text:list>
      <text:p text:style-name="P13"><text:span text:style-name="T319">Teaching Experience</text:span><text:tab/></text:p>
      <text:p text:style-name="P129"><text:span text:style-name="T39"><text:tab/></text:span><text:span text:style-name="T219">Course development<text:tab/>May – Aug 2015<text:line-break/><text:tab/><text:tab/></text:span><text:span text:style-name="T39">Produced new draft of laboratory manual for </text:span><text:span text:style-name="T40">University of Victoria </text:span><text:span text:style-name="T39">undergraduate<text:line-break/><text:tab/><text:tab/>introductory astronomy course, in use as of Fall 2016. Development of visualization <text:tab/><text:tab/><text:tab/><text:tab/>software for use in same </text:span><text:span text:style-name="T40">c</text:span><text:span text:style-name="T39">ourse.</text:span></text:p>
      <text:p text:style-name="P70"><text:span text:style-name="T24"><text:tab/></text:span><text:span text:style-name="T169">Substitute lecturer<text:line-break/><text:tab/><text:tab/></text:span><text:span text:style-name="T28">Lectures for courses “Introduction to astronomy; Cosmic history” (Feb-Mar 2023, <text:tab/><text:tab/><text:tab/><text:tab/>instructor C. Frenk), “Introduction to galaxies” (Mar 2017, instructor J. Navarro).</text:span></text:p>
      <text:p text:style-name="P71"><text:soft-page-break/><text:span text:style-name="T24"><text:tab/></text:span><text:span text:style-name="T170">G</text:span><text:span text:style-name="T171">uest lecturer<text:tab/><text:line-break/></text:span><text:span text:style-name="T29"><text:tab/><text:tab/>Lectures for courses “Representation of time travel in popular culture” (</text:span><text:span text:style-name="T30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72"><text:span text:style-name="T165"><text:tab/>Teaching Assistant</text:span><text:span text:style-name="T168">ships – 1</text:span><text:span text:style-name="T172">1</text:span><text:span text:style-name="T168"> appointments </text:span><text:span text:style-name="T172">totalling 45 months</text:span><text:span text:style-name="T168"><text:tab/>2010 – 20</text:span><text:span text:style-name="T172">22</text:span><text:span text:style-name="T168"><text:line-break/><text:tab/><text:tab/></text:span><text:span text:style-name="T31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6">demonstration and<text:tab/><text:tab/><text:tab/><text:tab/>grading for MSc scientific computing course.</text:span></text:p>
      <text:p text:style-name="P14"><text:span text:style-name="T160">Publications</text:span><text:span text:style-name="T155"><text:tab/></text:span></text:p>
      <text:p text:style-name="P130"><text:span text:style-name="T173">I </text:span><text:span text:style-name="T174">am an author of </text:span><text:span text:style-name="T214">71</text:span><text:span text:style-name="T174"> refereed articles (</text:span><text:span text:style-name="T176">4</text:span><text:span text:style-name="T177">4</text:span><text:span text:style-name="T214">98</text:span><text:span text:style-name="T175"> </text:span><text:span text:style-name="T174">citations </text:span><text:span text:style-name="T178">excl. astropy paper</text:span><text:span text:style-name="T174">, H=</text:span><text:span text:style-name="T179">3</text:span><text:span text:style-name="T214">7</text:span><text:span text:style-name="T174">), of which </text:span><text:span text:style-name="T175">1</text:span><text:span text:style-name="T181">1</text:span><text:span text:style-name="T174"> as the first author (</text:span><text:span text:style-name="T182">10</text:span><text:span text:style-name="T214">27</text:span><text:span text:style-name="T183"> </text:span><text:span text:style-name="T174">citations), and a further </text:span><text:span text:style-name="T184">2</text:span><text:span text:style-name="T214">5</text:span><text:span text:style-name="T174"> in which I had a major role. </text:span><text:span text:style-name="T186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86">. </text:span><text:span text:style-name="T187">I have highlighted some of my best work with a ★. </text:span><text:span text:style-name="T188">P</text:span><text:span text:style-name="T189">apers </text:span><text:span text:style-name="T188">led by students under my supervision</text:span><text:span text:style-name="T189"> are marked with a</text:span><text:span text:style-name="T217"> </text:span><text:span text:style-name="T321">†</text:span><text:span text:style-name="T410">.</text:span></text:p>
      <text:p text:style-name="P82">Pre-prints</text:p>
      <text:list xml:id="list2254370729" text:style-name="L2">
        <text:list-item>
          <text:p text:style-name="P165"><text:span text:style-name="T321">L</text:span><text:span text:style-name="T320">agos, Schaye, Schaller, Obreschkow, Bahé, Ben</text:span><text:span text:style-name="T321">í</text:span><text:span text:style-name="T320">tez-Llambay, Chaikin, Correa, Davis, Frenk, Huško, Kaasinen, McGibbon, </text:span><text:span text:style-name="T358">Oman</text:span><text:span text:style-name="T320">, Ploeckinger, Richings, Trayford, Wang &amp; Wright (2025). </text:span><text:span text:style-name="T392">Kennicutt-Schmidt relation of galaxies over 13 billion years in the COLIBRE hydrodynamical simulations. </text:span><text:span text:style-name="T320">MNRAS, submitted.</text:span></text:p>
        </text:list-item>
        <text:list-item>
          <text:p text:style-name="P169"><text:span text:style-name="T321">† C</text:span><text:span text:style-name="T320">hase, Dado, Harborne &amp; </text:span><text:span text:style-name="T358">Oman</text:span><text:span text:style-name="T320"> (2025). </text:span><text:span text:style-name="T392">Consequences of radially correlated rotation curves for galaxy mass models. </text:span><text:span text:style-name="T320">MNRAS, submitted. </text:span><text:span text:style-name="T324">[arxiv:2511.23106]</text:span></text:p>
        </text:list-item>
        <text:list-item>
          <text:p text:style-name="P171"><text:span text:style-name="T321">B</text:span><text:span text:style-name="T320">enavides, Sales, Navarro, White, Frenk, </text:span><text:span text:style-name="T358">Oman</text:span><text:span text:style-name="T320"> &amp; Cole (2025). </text:span><text:span text:style-name="T392">The abundance of thin dwarf galaxies: a challenge for cosmological simulations.</text:span><text:span text:style-name="T320"> The Open Journal of Astropyhysics, submitted. [arxiv:2512.11035]</text:span></text:p>
        </text:list-item>
        <text:list-item>
          <text:p text:style-name="P172"><text:span text:style-name="T321">† M</text:span><text:span text:style-name="T320">errow, </text:span><text:span text:style-name="T358">Oman</text:span><text:span text:style-name="T320"> &amp; Fattahi (2025). </text:span><text:span text:style-name="T392">The lives and death of faint satellite galaxies around M31.</text:span><text:span text:style-name="T320"> MNRAS, submitted. </text:span><text:span text:style-name="T325">[arxiv:2511.01977]</text:span></text:p>
        </text:list-item>
        <text:list-item>
          <text:p text:style-name="P173"><text:span text:style-name="T321">P</text:span><text:span text:style-name="T326">onomareva, Mancera-</text:span><text:span text:style-name="T321">Pi</text:span><text:span text:style-name="T256">ñ</text:span><text:span text:style-name="T257">a, </text:span><text:span text:style-name="T258">Glowacki, Desmond, Jarvis, Varasteanu, Yasin, Heywood, Maddox, Adams, Baes, Gebek, Kurapati, Maksymowicz-Maciata, </text:span><text:span text:style-name="T274">Oman</text:span><text:span text:style-name="T258">, Pan, Prandoni, Rajohnson, Ruffa and Spekkens (2025). </text:span><text:span text:style-name="T240">MIGHTEE-HI: Rotation curves, mass models and dark matter properties.</text:span><text:span text:style-name="T258"> MNRAS, submitted.</text:span></text:p>
        </text:list-item>
      </text:list>
      <text:p text:style-name="P135">Refereed publications in primary journals</text:p>
      <text:list xml:id="list105318424085978" text:continue-numbering="true" text:style-name="L2">
        <text:list-item>
          <text:p text:style-name="P168"><text:span text:style-name="T321">† Makinson, </text:span><text:span text:style-name="T360">Oman</text:span><text:span text:style-name="T321"> and Swinbank (2025). </text:span><text:span text:style-name="T394">Multi-resolution kinematic modelling of nearby galaxies: a demonstration using MHONGOOSE observations.</text:span><text:span text:style-name="T321"> MNRAS, </text:span><text:span text:style-name="T356">accepted</text:span><text:span text:style-name="T321">. [arxiv:2508.08841]</text:span></text:p>
        </text:list-item>
        <text:list-item>
          <text:p text:style-name="P170"><text:span text:style-name="T321">†</text:span><text:span text:style-name="T322">★</text:span><text:span text:style-name="T321"> </text:span><text:span text:style-name="T323">Dado, </text:span><text:span text:style-name="T359">Oman</text:span><text:span text:style-name="T323">, Harborne, Fragkoudi, Schaller, Schaye, Ben</text:span><text:bookmark-start text:name="__DdeLink__3170_3094827243"/><text:span text:style-name="T321">í</text:span><text:bookmark-end text:name="__DdeLink__3170_3094827243"/><text:span text:style-name="T323">tez-Llambay, Chaikin, Frenk, Huško, Ploeckinger &amp; Richings (2025). </text:span><text:span text:style-name="T393">Dynamical disequilibrium in dwarf galaxies: rethinking gas dynamics, rotation curves, and dark matter inference.</text:span><text:span text:style-name="T323"> MNRAS, </text:span><text:span text:style-name="T356">accepted</text:span><text:span text:style-name="T323">. </text:span><text:span text:style-name="T356">[arxiv:2512.11033]</text:span></text:p>
        </text:list-item>
        <text:list-item>
          <text:p text:style-name="P197"><text:soft-page-break/><text:span text:style-name="T321">Riley, Shipp, Simpson, Bieri, Fattahi, Brown, </text:span><text:span text:style-name="T360">Oman</text:span><text:span text:style-name="T321">, Fragkoudi, Gómez, Grand and Marinacci (202</text:span><text:span text:style-name="T327">5</text:span><text:span text:style-name="T321">). </text:span><text:span text:style-name="T394">Auriga Streams I: distrupting satellites surrounding Milky Way-mass haloes at multiple resolutions.</text:span><text:span text:style-name="T321"> MNRAS </text:span><text:span text:style-name="T328">542: 2443</text:span><text:span text:style-name="T321">. [arxiv:2410.09144]</text:span></text:p>
        </text:list-item>
        <text:list-item>
          <text:p text:style-name="P179"><text:span text:style-name="T321">Namumba, Ianjamasimanana, Koribalski, Bosma, Athanassoula, Carignan, Jozsa, Kamphuis, Deane, Sikhosana, Verdes-Montenegro, Sorgho, Ndaliso, Amram, Brinks, Chemin, Combes, de Blok, Deg, English, Healy, Kurapati, Marasco, McGaugh, </text:span><text:span text:style-name="T360">Oman</text:span><text:span text:style-name="T321">, Spekkens, Veronese and Wong (2025). </text:span><text:span text:style-name="T394">Investigating the HI distribution and kinematics of ESO444-G084 and [KKS2000]23: New insights from the MHONGOOSE survey.</text:span><text:span text:style-name="T321"> A&amp;A </text:span><text:span text:style-name="T329">699: A372</text:span><text:span text:style-name="T321">.</text:span><text:span text:style-name="T330"> [arxiv:2506.04101]</text:span></text:p>
        </text:list-item>
        <text:list-item>
          <text:p text:style-name="P174"><text:span text:style-name="T321">Hank, Verheijen, Blyth, Dav</text:span><text:span text:style-name="T331">é, </text:span><text:span text:style-name="T360">Oman</text:span><text:span text:style-name="T321">, Deg and Glowacki (2025). </text:span><text:span text:style-name="T394">HI asymmetries in spatially resolved SIMBA galaxies.</text:span><text:span text:style-name="T321"> MNRAS </text:span><text:span text:style-name="T332">540: 3047</text:span><text:span text:style-name="T321">. </text:span><text:span text:style-name="T333">[arxiv:2506.15827]</text:span></text:p>
        </text:list-item>
        <text:list-item>
          <text:p text:style-name="P166"><text:span text:style-name="T321">† </text:span><text:span text:style-name="T334">Visser-Zadvornyi, Carstairs, </text:span><text:span text:style-name="T361">Oman</text:span><text:span text:style-name="T334"> and Verheijen (2025).</text:span><text:span text:style-name="T395"> Star formation and stellar &amp; AGN feedback in the absence of accretion, not gas stripping, set the quenching timescale in satellite galaxies. </text:span><text:span text:style-name="T334">MNRAS</text:span><text:span text:style-name="T335"> </text:span><text:span text:style-name="T336">540: 1730</text:span><text:span text:style-name="T334">. [arxiv:</text:span><text:span text:style-name="T321">2503.15183</text:span><text:span text:style-name="T334">]</text:span></text:p>
        </text:list-item>
        <text:list-item>
          <text:p text:style-name="P175"><text:span text:style-name="T321">O’</text:span><text:span text:style-name="T331">Beirne, Staveley-Smith, Kilborn, Wong, Westmeier, Cluver, Bekki, Deg, Dénes, For, Lee-Waddell, Murugeshan, </text:span><text:span text:style-name="T362">Oman</text:span><text:span text:style-name="T337">,</text:span><text:span text:style-name="T331"> Rhee, Shen </text:span><text:span text:style-name="T337">and</text:span><text:span text:style-name="T331"> </text:span><text:span text:style-name="T337">Taylor (202</text:span><text:span text:style-name="T327">5</text:span><text:span text:style-name="T337">)</text:span><text:span text:style-name="T331">. </text:span><text:span text:style-name="T396">WALLABY pilot survey: properties of HI-selected dark sources and low surface brightness galaxies”</text:span><text:span text:style-name="T337">. PASA </text:span><text:span text:style-name="T338">42: 870</text:span><text:span text:style-name="T337">. </text:span><text:span text:style-name="T339">[arxiv:2505.04299]</text:span></text:p>
        </text:list-item>
        <text:list-item>
          <text:p text:style-name="P176"><text:span text:style-name="T321">Marasco, de Blok, Maccagni, Fraternali, </text:span><text:span text:style-name="T360">Oman</text:span><text:span text:style-name="T321">, Oosterloo, Combes, McGaugh, Kamphuis, Spekkens, Kleiner, Veronese, Amram, Chemin and Brinks (202</text:span><text:span text:style-name="T327">5</text:span><text:span text:style-name="T321">). </text:span><text:span text:style-name="T394">HI within and around observed and simulated galaxy discs – Comparing MeerKAT observations with mock data from TNG50 and FIRE-2</text:span><text:span text:style-name="T321">. A&amp;A</text:span><text:span text:style-name="T340"> </text:span><text:span text:style-name="T341">697: 86</text:span><text:span text:style-name="T321">. </text:span><text:span text:style-name="T340">[arxiv:2503.03818]</text:span></text:p>
        </text:list-item>
        <text:list-item>
          <text:p text:style-name="P180"><text:span text:style-name="T369">Perron-Cormier, Deg, Spekkens, Richardson, Glowacki, Verheijen, Hank, Blyth, </text:span><text:span text:style-name="T363">Oman</text:span><text:span text:style-name="T370">,</text:span><text:span text:style-name="T369"> Dénes, Rhee, Elagali, Shen, Raja, Lee-Waddell and Westmeier (2025). </text:span><text:span text:style-name="T400">WALLABY pilot survey &amp; Asymba: Comparing HI detection asymmetries to the SIMBA simulation.</text:span><text:span text:style-name="T369"> AJ </text:span><text:span text:style-name="T371">169: 114</text:span><text:span text:style-name="T369">. </text:span><text:span text:style-name="T372">[arxiv:2501.09547]</text:span></text:p>
        </text:list-item>
        <text:list-item>
          <text:p text:style-name="P181"><text:span text:style-name="T369">A</text:span><text:span text:style-name="T373">mvrosiadis, Lange, Nightingale, He, Frenk, </text:span><text:span text:style-name="T364">Oman</text:span><text:span text:style-name="T373">, Smail, Swinbank, Fragkoudi, Gadotti, Cole, Borsato, Robertson, Massey, Cao and Li (202</text:span><text:span text:style-name="T385">5</text:span><text:span text:style-name="T373">). </text:span><text:span text:style-name="T401">The onset of bar formation in a massive galaxy at z~3.8.</text:span><text:span text:style-name="T373"> MNRAS </text:span><text:span text:style-name="T375">537: 1163</text:span><text:span text:style-name="T373">. </text:span><text:span text:style-name="T376">[arxiv:2404.01918]</text:span></text:p>
        </text:list-item>
        <text:list-item>
          <text:p text:style-name="P181"><text:span text:style-name="T369">Maccagni, de Blok, Mancera Pi</text:span><text:span text:style-name="T281">ñ</text:span><text:span text:style-name="T282">a, Ragusa, Iodice, Spavone, McGaugh, </text:span><text:span text:style-name="T275">Oman</text:span><text:span text:style-name="T282">, Oosterloo, Koribalski, Adams, Amram, Bosma, Bigiel, Brinks, Chemin, Combes, Gibson, Healy, Holwerda, J</text:span><text:span text:style-name="T369">ó</text:span><text:span text:style-name="T282">zsa, Kamphuis, Kleiner, Kurapati, Marasco, Spekkens, Veronese, Walter, Zabel and Zijlstra (2024). </text:span><text:span text:style-name="T250">MHONGOOSE discovery of a gas-rich low-surface brightness galaxy in the Dorado Group</text:span><text:span text:style-name="T282">. A&amp;A </text:span><text:span text:style-name="T283">690: 69</text:span><text:span text:style-name="T282">. </text:span><text:span text:style-name="T284">[arxiv:2405.17000]</text:span></text:p>
        </text:list-item>
        <text:list-item>
          <text:p text:style-name="P184"><text:span text:style-name="T321">De Blok, Healy, Maccagni, Pisano, Bosma, English, Jarrett, Marasco, Meurer, Veronese, Bigiel, Chemin, Fraternali, Holwerfa, Kamphuis, K</text:span><text:span text:style-name="T257">löckner, Kleiner, Leroy, Mogotsi, </text:span><text:span text:style-name="T275">Oman</text:span><text:span text:style-name="T257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41">MHONGOOSE – A MeerKAT Nearby Galaxy H</text:span><text:span text:style-name="T413">i</text:span><text:span text:style-name="T241"> Survey.</text:span><text:span text:style-name="T257"> A&amp;A </text:span><text:span text:style-name="T259">688: A109</text:span><text:span text:style-name="T257">. </text:span><text:span text:style-name="T260">[arxiv:2404.01774]</text:span></text:p>
        </text:list-item>
        <text:list-item>
          <text:p text:style-name="P185"><text:soft-page-break/><text:span text:style-name="T360">Oman</text:span><text:span text:style-name="T369">, Frenk, Crain, Lovell and Pfeffer (2024). </text:span><text:span text:style-name="T400">A warm dark matter cosmogony may yield more low-mass galaxy detections in 21-cm surveys than a cold dark matter one.</text:span><text:span text:style-name="T369"> MNRAS </text:span><text:span text:style-name="T377">533: 67</text:span><text:span text:style-name="T378">.</text:span><text:span text:style-name="T369"> </text:span><text:span text:style-name="T379">[arxiv:2401.11878]</text:span></text:p>
        </text:list-item>
        <text:list-item>
          <text:p text:style-name="P182"><text:span text:style-name="T369">Brown, Fattahi, McCarthy, Font, </text:span><text:span text:style-name="T360">Oman</text:span><text:span text:style-name="T369"> and Riley (2024). </text:span><text:span text:style-name="T400">ARTEMIS emulator: exploring the effect of cosmology and galaxy formation physics on Milky Way-mass haloes and their satellites</text:span><text:span text:style-name="T369">. MNRAS </text:span><text:span text:style-name="T378">532: 1223</text:span><text:span text:style-name="T369">. </text:span><text:span text:style-name="T380">[arxiv:2403.11692]</text:span></text:p>
        </text:list-item>
        <text:list-item>
          <text:p text:style-name="P183"><text:span text:style-name="T360">Oman</text:span><text:span text:style-name="T369"> and Riley (2024). </text:span><text:span text:style-name="T400">An overlooked source of uncertainty in the mass of the Milky Way.</text:span><text:span text:style-name="T369"> MNRAS Letters </text:span><text:span text:style-name="T381">532: 48</text:span><text:span text:style-name="T369">. </text:span><text:span text:style-name="T382">[arxiv:2404.03726]</text:span></text:p>
        </text:list-item>
        <text:list-item>
          <text:p text:style-name="P186"><text:span text:style-name="T369">Jones, Sand, Karunakaran, Spekkens, </text:span><text:span text:style-name="T360">Oman</text:span><text:span text:style-name="T369">, Bennet, Besla, Crnojević, Cuillandre, Fielder, Gwyn and Mutlu-Pakdil (2023). </text:span><text:span text:style-name="T400">Gas and star formation in satellites of Milky Way analogs.</text:span><text:span text:style-name="T369"> ApJ </text:span><text:span text:style-name="T383">966: 93</text:span><text:span text:style-name="T369">. </text:span><text:span text:style-name="T384">[arxiv:2311.02152]</text:span></text:p>
        </text:list-item>
        <text:list-item>
          <text:p text:style-name="P177"><text:span text:style-name="T321">† Sirks, Harvey, Massey, </text:span><text:span text:style-name="T360">Oman</text:span><text:span text:style-name="T321">, Robertson, Frenk, Everett, Gill and McCleary (2023). </text:span><text:span text:style-name="T394">Hydrodynamical simulations of merging galaxy clusters: giant dark matter particle colliders, powered by gravity</text:span><text:span text:style-name="T321">. MNRAS </text:span><text:span text:style-name="T342">530: 3160</text:span><text:span text:style-name="T343">. </text:span><text:span text:style-name="T342">[arxiv:2405.00140]</text:span></text:p>
        </text:list-item>
        <text:list-item>
          <text:p text:style-name="P187"><text:span text:style-name="T321">P</text:span><text:span text:style-name="T320">uglisi, Dudzevičiūtė, Swinbank, Gillman, Tiley, Cirasuolo, Cortese, Glazebrook, Harrison, Ibar, Molina, Obreschkow, </text:span><text:span text:style-name="T358">Oman</text:span><text:span text:style-name="T320">, Schaller, Shankar and Sharples (2023). </text:span><text:span text:style-name="T392">KURVS: The outer rotation curve shapes and dark matter fractions of z~1.5 star-forming galaxies.</text:span><text:span text:style-name="T320"> MNRAS </text:span><text:span text:style-name="T344">524: 2814</text:span><text:span text:style-name="T320">. </text:span><text:span text:style-name="T345">[arxiv:2305.04382]</text:span></text:p>
        </text:list-item>
        <text:list-item>
          <text:p text:style-name="P188"><text:span text:style-name="T321">† </text:span><text:span text:style-name="T346">Brooks, </text:span><text:span text:style-name="T365">Oman</text:span><text:span text:style-name="T346"> and Frenk (202</text:span><text:span text:style-name="T347">3</text:span><text:span text:style-name="T346">). </text:span><text:span text:style-name="T397">The North-South asymmetry of the ALFALFA HI velocity width function</text:span><text:span text:style-name="T346">. MNRAS </text:span><text:span text:style-name="T345">522: 4043</text:span><text:span text:style-name="T346">. [arxiv:2211.08092]</text:span></text:p>
        </text:list-item>
        <text:list-item>
          <text:p text:style-name="P188"><text:span text:style-name="T321">† </text:span><text:span text:style-name="T345">Downing and </text:span><text:span text:style-name="T366">Oman</text:span><text:span text:style-name="T345"> (2023). </text:span><text:span text:style-name="T398">The many reasons that the rotation curves of low-mass galaxies can fail as tracers of their matter distributions.</text:span><text:span text:style-name="T345"> MNRAS 522: 3318. [arxiv:2301.05242]</text:span></text:p>
        </text:list-item>
        <text:list-item>
          <text:p text:style-name="P189"><text:span text:style-name="T321">R</text:span><text:span text:style-name="T346">eeves, Hudson and </text:span><text:span text:style-name="T365">Oman</text:span><text:span text:style-name="T346"> (202</text:span><text:span text:style-name="T347">3</text:span><text:span text:style-name="T346">). </text:span><text:span text:style-name="T397">Constraining satellite quenching timescales in galaxy clusters by forward-modelling stellar ages and quiescent fractions in projected phase space.</text:span><text:span text:style-name="T346"> MNRAS </text:span><text:span text:style-name="T345">522: 1779</text:span><text:span text:style-name="T346">. [arxiv:2211.09145]</text:span></text:p>
        </text:list-item>
        <text:list-item>
          <text:p text:style-name="P190"><text:span text:style-name="T321">†</text:span><text:span text:style-name="T322">★</text:span><text:span text:style-name="T321"> </text:span><text:span text:style-name="T257">Roper, </text:span><text:span text:style-name="T275">Oman</text:span><text:span text:style-name="T257">, Frenk, Ben</text:span><text:span text:style-name="T321">ítez-Llambay, Navarro and Santos-Santos (202</text:span><text:span text:style-name="T347">3</text:span><text:span text:style-name="T321">). </text:span><text:span text:style-name="T394">The diversity of rotation curves of simulated galaxies with cusps and cores</text:span><text:span text:style-name="T321">. MNRAS</text:span><text:span text:style-name="T348"> </text:span><text:span text:style-name="T345">521: 1316</text:span><text:span text:style-name="T321">. [arxiv:2203.16652]</text:span></text:p>
        </text:list-item>
        <text:list-item>
          <text:p text:style-name="P191"><text:soft-page-break/><text:span text:style-name="T349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367">Oman</text:span><text:span text:style-name="T349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350">(2022)</text:span><text:span text:style-name="T349">. </text:span><text:span text:style-name="T399">The Astropy project: Sustaining and growing a community-oriented open-source project and the latest major release (v5.0) of the core package.</text:span><text:span text:style-name="T349"> ApJ </text:span><text:span text:style-name="T346">935: 167</text:span><text:span text:style-name="T349">. </text:span><text:span text:style-name="T351">[arxiv:</text:span><text:span text:style-name="T352">2206.14220</text:span><text:span text:style-name="T351">]</text:span></text:p>
        </text:list-item>
        <text:list-item>
          <text:p text:style-name="P192"><text:span text:style-name="T261">Bilimogga, </text:span><text:span text:style-name="T276">Oman</text:span><text:span text:style-name="T261">, Verheijen and van der Hulst (2021). </text:span><text:span text:style-name="T242">Using EAGLE simulations to study the effect of observational constraints on determination of HI asymmetries in galaxies</text:span><text:span text:style-name="T261">. MNRAS </text:span><text:span text:style-name="T262">513: 5310</text:span><text:span text:style-name="T261">. [arxiv:2205.00675]</text:span></text:p>
        </text:list-item>
        <text:list-item>
          <text:p text:style-name="P178"><text:span text:style-name="T263">Mancera</text:span><text:span text:style-name="T264">-Piña</text:span><text:span text:style-name="T265">, </text:span><text:span text:style-name="T263">Fraternali, Oosterloo, Adams, </text:span><text:span text:style-name="T277">Oman</text:span><text:span text:style-name="T263"> and Leisman (202</text:span><text:span text:style-name="T266">2</text:span><text:span text:style-name="T263">). </text:span><text:span text:style-name="T244">No need for dark matter: resolved kinematics of the ultra-diffuse galaxy AGC 114905.</text:span><text:span text:style-name="T263"> MNRAS</text:span><text:span text:style-name="T267"> 512: 3230</text:span><text:span text:style-name="T263">. [arxiv:</text:span><text:span text:style-name="T266">2112.00017</text:span><text:span text:style-name="T263">]</text:span></text:p>
        </text:list-item>
        <text:list-item>
          <text:p text:style-name="P178"><text:span text:style-name="T349">† </text:span><text:span text:style-name="T263">Sirks, </text:span><text:span text:style-name="T277">Oman</text:span><text:span text:style-name="T263">, Robertson, Massey and Frenk (2021). </text:span><text:span text:style-name="T244">The effects of self-interacting dark matter on the stripping of galaxies that fall into clusters</text:span><text:span text:style-name="T263">. MNRAS </text:span><text:span text:style-name="T267">511: 5927</text:span><text:span text:style-name="T263">. [arxiv:2109.03257]</text:span></text:p>
        </text:list-item>
        <text:list-item>
          <text:p text:style-name="P193"><text:span text:style-name="T287">Oman</text:span><text:span text:style-name="T292"> (202</text:span><text:span text:style-name="T293">2</text:span><text:span text:style-name="T292">). </text:span><text:span text:style-name="T252">The ALFALFA </text:span><text:span text:style-name="T253">HI</text:span><text:span text:style-name="T252"> velocity width function.</text:span><text:span text:style-name="T292"> MNRAS </text:span><text:span text:style-name="T294">509:</text:span><text:span text:style-name="T292"> </text:span><text:span text:style-name="T294">3268</text:span><text:span text:style-name="T292">. [arxiv:2108.08856]</text:span></text:p>
        </text:list-item>
        <text:list-item>
          <text:p text:style-name="P193"><text:span text:style-name="T295">K</text:span><text:span text:style-name="T291">arunakaran, Spekkens, </text:span><text:span text:style-name="T286">Oman</text:span><text:span text:style-name="T291">, Simpson, Fattahi, Sand, Bennet, Crnojevi</text:span><text:span text:style-name="T402">ć</text:span><text:span text:style-name="T291">, Frenk, G</text:span><text:span text:style-name="T402">ó</text:span><text:span text:style-name="T291">mez, Grand, Jones, Marinacci, Mutlu-Pakdil, Navarro </text:span><text:span text:style-name="T296">and</text:span><text:span text:style-name="T291"> Zaritsky (2021). </text:span><text:span text:style-name="T251">Satellites around Milky Way analogs: Tension in the number and fraction of quiescent satellites seen in observations versus simulations.</text:span><text:span text:style-name="T291"> ApJ </text:span><text:span text:style-name="T297">916: 19</text:span><text:span text:style-name="T291">. [arxiv:2105.09321]</text:span></text:p>
        </text:list-item>
        <text:list-item>
          <text:p text:style-name="P194"><text:span text:style-name="T411">† </text:span><text:span text:style-name="T291">Upadhyay, </text:span><text:span text:style-name="T286">Oman</text:span><text:span text:style-name="T291"> </text:span><text:span text:style-name="T296">and</text:span><text:span text:style-name="T288"> </text:span><text:span text:style-name="T291">Trager (2021). </text:span><text:span text:style-name="T251">Star formation histories of Coma Cluster galaxies matched to simulated orbits hint at quenching around first pericenter.</text:span><text:span text:style-name="T291"> A&amp;A </text:span><text:span text:style-name="T297">652: A16</text:span><text:span text:style-name="T291">. [arxiv:2104.04388]</text:span></text:p>
        </text:list-item>
        <text:list-item>
          <text:p text:style-name="P194"><text:span text:style-name="T295">Brouwer, </text:span><text:span text:style-name="T289">Oman</text:span><text:span text:style-name="T295">, </text:span><text:span text:style-name="T298">Valentijn, Bilicki, Heymans, Hoekstra, Napolitano, Roy, Tortora, Wright, Asgari, van den Busch, Dvornik, Erben, Giblin, Graham, Hildebrandt, Hopkins, Kannawadi, Kuijken, Liske, Shan, Tr</text:span><text:span text:style-name="T403">ö</text:span><text:span text:style-name="T298">ster and Visser (202</text:span><text:span text:style-name="T299">1</text:span><text:span text:style-name="T298">). </text:span><text:span text:style-name="T254">The weak lensing radial acceleration relation: Constraining modified gravity and cold dark matter theories with KiDS-1000.</text:span><text:span text:style-name="T298"> A&amp;A </text:span><text:span text:style-name="T299">650: A113</text:span><text:span text:style-name="T298">. </text:span><text:span text:style-name="T299">[arxiv:2106.11677]</text:span></text:p>
        </text:list-item>
        <text:list-item>
          <text:p text:style-name="P195"><text:soft-page-break/><text:span text:style-name="T302">B</text:span><text:span text:style-name="T301">oard, Bozorgnia, Strigari, Grand, Fattahi, Frenk, Marinacci, Navarro and </text:span><text:span text:style-name="T309">Oman</text:span><text:span text:style-name="T301"> (2021). </text:span><text:span text:style-name="T243">Velocity-dependent J-factors for annihilation radiation from cosmological simulations.</text:span><text:span text:style-name="T301"> JCAP 2021-04: 70. </text:span><text:span text:style-name="T303">[arxiv:</text:span><text:span text:style-name="T301">2101.06284</text:span><text:span text:style-name="T303">]</text:span></text:p>
        </text:list-item>
        <text:list-item>
          <text:p text:style-name="P195"><text:span text:style-name="T310">★ Oman</text:span><text:span text:style-name="T304">, Bahé, Healy, Hess, Hudson and Verheijen (2021). </text:span><text:span text:style-name="T245">A homogeneous measurement of the delay between the onsets of gas stripping and star formation quenching in satellite galaxies of groups and clusters.</text:span><text:span text:style-name="T304"> MNRAS </text:span><text:span text:style-name="T305">501: 5073</text:span><text:span text:style-name="T304">. [arxiv:2009.00667]</text:span></text:p>
        </text:list-item>
        <text:list-item>
          <text:p text:style-name="P195"><text:span text:style-name="T304">Deason, </text:span><text:span text:style-name="T310">Oman</text:span><text:span text:style-name="T304">, Fattahi, Schaller, Jauzac, Zhang, Montes, Bahé, Dalla Vecchia, Kay and Evans (2020). </text:span><text:span text:style-name="T245">Stellar splashback: </text:span><text:span text:style-name="T246">t</text:span><text:span text:style-name="T245">he edge of the intracluster light.</text:span><text:span text:style-name="T304"> MNRAS 500: 4181. [arxiv:2010.02937]</text:span></text:p>
        </text:list-item>
        <text:list-item>
          <text:p text:style-name="P195"><text:span text:style-name="T306">Genina, Read, Frenk, Cole, Benítez-Llambay, Ludlow, Navarro, </text:span><text:span text:style-name="T311">Oman</text:span><text:span text:style-name="T306"> and Robertson (2020). </text:span><text:span text:style-name="T247">To beta or not to beta: can higher-order Jeans analysis break the mass-anisotropy degeneracy in simulated dwarfs?</text:span><text:span text:style-name="T306"> MNRAS </text:span><text:span text:style-name="T304">498: 144</text:span><text:span text:style-name="T306">. [arxiv:1911.09124]</text:span></text:p>
        </text:list-item>
        <text:list-item>
          <text:p text:style-name="P195"><text:span text:style-name="T306">Deason, Fattahi, Frenk, Grand, </text:span><text:span text:style-name="T311">Oman</text:span><text:span text:style-name="T306">, Garrison-Kimmel, Simpson and Navarro (2020). </text:span><text:span text:style-name="T247">The edge of the Galaxy.</text:span><text:span text:style-name="T306"> MNRAS 496: 3929. [arxiv:2002.09497]</text:span></text:p>
        </text:list-item>
        <text:list-item>
          <text:p text:style-name="P195"><text:span text:style-name="T306">Mancera-Piña, Fraternali, </text:span><text:span text:style-name="T311">Oman</text:span><text:span text:style-name="T306">, Adams, Bacchini, Marasco, Oosterloo, Pezzulli, Posti, Leisman, Cannon, di Teodoro, Gault, Haynes, Reiter, Rhode, Salzer and Smith (2020). </text:span><text:span text:style-name="T247">Robust HI kinematics of gas-rich ultra-diffuse galaxies: hints of a weak-feedback formation scenario.</text:span><text:span text:style-name="T306"> MNRAS 495: 3636. [arxiv:2004.14392]</text:span></text:p>
        </text:list-item>
        <text:list-item>
          <text:p text:style-name="P195"><text:span text:style-name="T306">Marasco, Posti, </text:span><text:span text:style-name="T311">Oman</text:span><text:span text:style-name="T306">, Famaey, Cresci and Fraternali (2020). </text:span><text:span text:style-name="T247">Massive disc galaxies in cosmological hydrodynamical simulations are too dark matter-dominated.</text:span><text:span text:style-name="T306"> A&amp;A 883: L33. [arxiv:2005.01724]</text:span></text:p>
        </text:list-item>
        <text:list-item>
          <text:p text:style-name="P196"><text:span text:style-name="T306">★ Santos-Santos, Navarro, Robertson, Benítez-Llambay, </text:span><text:span text:style-name="T311">Oman</text:span><text:span text:style-name="T306">, Lovell, Frenk, Ludlow, Fattahi and Ritz (2020). </text:span><text:span text:style-name="T247">Baryonic clues to the puzzling diversity of dwarf galaxy rotation curves.</text:span><text:span text:style-name="T306"> MNRAS 495: 58. [arxiv:1911.09116]</text:span></text:p>
        </text:list-item>
        <text:list-item>
          <text:p text:style-name="P196"><text:span text:style-name="T306">Cautun, Benítez-Llambay, Deason, Frenk, Fattahi, Gómez, Grand, </text:span><text:span text:style-name="T311">Oman</text:span><text:span text:style-name="T306">, Navarro and Simpson (2020). </text:span><text:span text:style-name="T247">The Milky Way total mass profile as inferred fr</text:span><text:span text:style-name="T248">o</text:span><text:span text:style-name="T247">m Gaia DR2.</text:span><text:span text:style-name="T306"> MNRAS 494: 4291. [arxiv:1911.04557]</text:span></text:p>
        </text:list-item>
        <text:list-item>
          <text:p text:style-name="P195"><text:span text:style-name="T306">Richings, Frenk, Jenkins, Robertson, Fattahi, Grand, Navarro, Pakmor, Gómez, Marinacci and </text:span><text:span text:style-name="T311">Oman</text:span><text:span text:style-name="T306"> (2020). </text:span><text:span text:style-name="T247">Subhalo destruction in the APOSTLE and Auriga simulations.</text:span><text:span text:style-name="T306"> MNRAS 492: 5780. [arxiv:1811.12437]</text:span></text:p>
        </text:list-item>
        <text:list-item>
          <text:p text:style-name="P195"><text:span text:style-name="T412">† </text:span><text:span text:style-name="T306">Lane, Navarro, Fattahi, </text:span><text:span text:style-name="T311">Oman</text:span><text:span text:style-name="T306"> and Bovy (2020). </text:span><text:span text:style-name="T247">The Ophiuchus stream progenitor: a new type of globular cluster and its possible Sagittarius connection.</text:span><text:span text:style-name="T306"> MNRAS 492: 4164. [arxiv:1905.12633</text:span><text:span text:style-name="T307">]</text:span></text:p>
        </text:list-item>
        <text:list-item>
          <text:p text:style-name="P195"><text:span text:style-name="T306">Chauhan, Lagos, Obreschkow, Power, </text:span><text:span text:style-name="T311">Oman</text:span><text:span text:style-name="T306"> and Elahi (2019). </text:span><text:span text:style-name="T247">The HI velocity function: a test of cosmology or baryon physics?</text:span><text:span text:style-name="T306"> MNRAS 488: 5898. [arxiv:1906.06130</text:span><text:span text:style-name="T307">]</text:span></text:p>
        </text:list-item>
        <text:list-item>
          <text:p text:style-name="P195"><text:span text:style-name="T306">Genina, Frenk, Benítez-Llambay, Cole, Navarro, </text:span><text:span text:style-name="T311">Oman</text:span><text:span text:style-name="T306"> and Fattahi (2019). </text:span><text:span text:style-name="T247">The distinct stellar metallicity populations of simulated Local Group dwarfs.</text:span><text:span text:style-name="T306"> MNRAS 488: 2312. [arxiv:1812.04839]</text:span></text:p>
        </text:list-item>
        <text:list-item>
          <text:p text:style-name="P195"><text:soft-page-break/><text:span text:style-name="T306">Bose, Frenk, Jenkins, Fattahi, Gomez, Grand, Marinacci, Navarro, </text:span><text:span text:style-name="T311">Oman</text:span><text:span text:style-name="T306">, Pakmor, Schaye, Simpson and Springel (2019). </text:span><text:span text:style-name="T247">No cores in dark matter-dominated dwarf galaxies with bursty star formation histories.</text:span><text:span text:style-name="T306"> MNRAS, 486: 4790. [arxiv:1810.03635]</text:span></text:p>
        </text:list-item>
        <text:list-item>
          <text:p text:style-name="P195"><text:span text:style-name="T306">Owers, Hudson, </text:span><text:span text:style-name="T311">Oman</text:span><text:span text:style-name="T306">, Bland-Hawthron, Brough, Bryant, Cortese, Couch, Croom, van de Sande, Federrath, Groves, Hopkins, Lawrence, Lorente, McDermid, Medling, Richards, Scott, Taranu, Welker and Yi (2019). </text:span><text:span text:style-name="T247">The SAMI Galaxy Survey: Quenching of star formation in clusters I. Transition galaxies.</text:span><text:span text:style-name="T306"> ApJ 873: 52. [arxiv:1901.08185]</text:span></text:p>
        </text:list-item>
        <text:list-item>
          <text:p text:style-name="P195"><text:span text:style-name="T311">★ Oman</text:span><text:span text:style-name="T306">, Marasco, Navarro, Frenk, Schaye and Benítez-Llambay (2019). </text:span><text:span text:style-name="T247">Non-circular motions and the diversity of dwarf galaxy rotation curves.</text:span><text:span text:style-name="T306"> MNRAS 482: 821. [arxiv:1706.07478]</text:span></text:p>
        </text:list-item>
        <text:list-item>
          <text:p text:style-name="P195"><text:span text:style-name="T306">Digby, Navarro, Fattahi, Simpson, </text:span><text:span text:style-name="T311">Oman</text:span><text:span text:style-name="T306">, Gomez, Frenk, Grand and Pakmor (2018). </text:span><text:span text:style-name="T247">The star formation histories of dwarf galaxies in Local Group cosmological simulations.</text:span><text:span text:style-name="T306"> MNRAS 485: 5423. [arxiv:1812.04839]</text:span></text:p>
        </text:list-item>
        <text:list-item>
          <text:p text:style-name="P195"><text:span text:style-name="T306">Mancera-Piña, Fraternali, Adams, Marasco, Oosterloo, </text:span><text:span text:style-name="T311">Oman</text:span><text:span text:style-name="T306">, Leisman, di Teodoro, Posti, Battipaglia, Cannon, Gault, Haynes, Janowiecki, McAllan, Pagel, Reiter, Rhode, Salzer and Smith (2019). </text:span><text:span text:style-name="T247">Off the baryonic Tully-Fisher relation: a population of baryon-dominated ultra-diffuse galaxies.</text:span><text:span text:style-name="T306"> ApJL 883: 33. [arxiv:1909.01363]</text:span></text:p>
        </text:list-item>
        <text:list-item>
          <text:p text:style-name="P195"><text:span text:style-name="T306">Fattahi, Navarro, Frenk, </text:span><text:span text:style-name="T311">Oman</text:span><text:span text:style-name="T306">, Sawala and Schaller (2018). </text:span><text:span text:style-name="T247">Tidal stripping and the structure of dwarf galaxies in the Local Group.</text:span><text:span text:style-name="T306"> MNRAS 476: 3816. [arxiv:1707.03898]</text:span></text:p>
        </text:list-item>
        <text:list-item>
          <text:p text:style-name="P139"><text:span text:style-name="T264">N</text:span><text:span text:style-name="T268">a</text:span><text:span text:style-name="T264">varro, Yozin, Loewen, Benítez-Llambay, Fattahi, Frenk, </text:span><text:span text:style-name="T278">Oman</text:span><text:span text:style-name="T264">, Schaye and Theuns (2018). </text:span><text:span text:style-name="T247">The innate origin of radial and vertical gradients in a simulated galaxy disc.</text:span><text:span text:style-name="T264"> MNRAS 476: 3648. [arxiv:1709.01040]</text:span></text:p>
        </text:list-item>
        <text:list-item>
          <text:p text:style-name="P139"><text:span text:style-name="T264">Marasco, </text:span><text:span text:style-name="T278">Oman</text:span><text:span text:style-name="T264">, Navarro, Frenk and Oosterloo (2018). </text:span><text:span text:style-name="T247">Bars in dark-matter-dominated dwarf galaxy discs.</text:span><text:span text:style-name="T264"> MNRAS 476: 2168. [arxiv:1711.09914]</text:span></text:p>
        </text:list-item>
        <text:list-item>
          <text:p text:style-name="P139"><text:span text:style-name="T264">Genina, <text:s/>Benítez-Llambay, Frenk, Cole, Fattahi, Navarro, </text:span><text:span text:style-name="T278">Oman</text:span><text:span text:style-name="T264">, Sawala and Theuns (2018). </text:span><text:span text:style-name="T247">The core-cusp problem: a matter of perspective.</text:span><text:span text:style-name="T264"> MNRAS 474: 1398. [arxiv:1707.06303]</text:span></text:p>
        </text:list-item>
        <text:list-item>
          <text:p text:style-name="P139"><text:span text:style-name="T264">Navarro, Benítez-Llambay, Fattahi, Frenk, Ludlow, </text:span><text:span text:style-name="T278">Oman</text:span><text:span text:style-name="T264">, Schaller and Theuns (2017). </text:span><text:span text:style-name="T247">The origin of the mass discrepancy-acceleration relation in ΛCDM.</text:span><text:span text:style-name="T264"> MNRAS 471: 1841. [arxiv:1612.06329]</text:span></text:p>
        </text:list-item>
        <text:list-item>
          <text:p text:style-name="P139"><text:span text:style-name="T264">Campbell, Frenk, Jenkins, Eke, Navarro, Sawala, Schaller, Fattahi, </text:span><text:span text:style-name="T278">Oman</text:span><text:span text:style-name="T264"> and Theuns (2017). </text:span><text:span text:style-name="T247">Knowing the unknowns: uncertainties in simple estimators of dynamical masses.</text:span><text:span text:style-name="T264"> MNRAS 469: 2335. [arxiv:1603.04443]</text:span></text:p>
        </text:list-item>
        <text:list-item>
          <text:p text:style-name="P139"><text:span text:style-name="T264">Wang, Fattahi, Cooper, Sawala, Strigari, Frenk, Navarro, </text:span><text:span text:style-name="T278">Oman</text:span><text:span text:style-name="T264"> and Schaller (2017). </text:span><text:span text:style-name="T247">Tidal features of classical Milky Way satellites in a Λ cold dark matter universe.</text:span><text:span text:style-name="T264"> MNRAS 468: 4887. [arxiv:1611.00778]</text:span></text:p>
        </text:list-item>
        <text:list-item>
          <text:p text:style-name="P139"><text:span text:style-name="T264">Sawala, Pihajoki, Johansson, Frenk, Navarro, </text:span><text:span text:style-name="T278">Oman</text:span><text:span text:style-name="T264"> and White (2017). </text:span><text:span text:style-name="T247">Shaken and stirred: The Milky Way's dark substructures.</text:span><text:span text:style-name="T264"> MNRAS 467: 4383. [arxiv:1609.01718]</text:span></text:p>
        </text:list-item>
        <text:list-item>
          <text:p text:style-name="P140"><text:span text:style-name="T264">Ludlow, Benítez-Llambay, Schaller, Theuns, Frenk, Bower, Schaye, Crain, Navarro, Fattahi and </text:span><text:span text:style-name="T278">Oman</text:span><text:span text:style-name="T264"> (2017). </text:span><text:span text:style-name="T247">The Mass-discrepancy acceleration relation: a natural outcome of galaxy formation in CDM halos.</text:span><text:span text:style-name="T264"> Phys Rev Lett 118: 161103. [arxiv:1610.07663]</text:span></text:p>
        </text:list-item>
        <text:list-item>
          <text:p text:style-name="P140"><text:soft-page-break/><text:span text:style-name="T264">Benítez-Llambay, Navarro, Frenk, Sawala, </text:span><text:span text:style-name="T278">Oman</text:span><text:span text:style-name="T264">, Fattahi, Schaller, Schaye, Crain and Theuns (2017). </text:span><text:span text:style-name="T247">The properties of “dark” LCDM haloes in the Local Group.</text:span><text:span text:style-name="T264"> MNRAS 465: 3913. [arxiv:1609.01301]</text:span></text:p>
        </text:list-item>
        <text:list-item>
          <text:p text:style-name="P139"><text:span text:style-name="T264">Starkenburg, </text:span><text:span text:style-name="T278">Oman</text:span><text:span text:style-name="T264">, Navarro, Crain, Fattahi, Frenk, Sawala and Schaye (2017). </text:span><text:span text:style-name="T247">The oldest and most pristine stars in the APOSTLE Local Group simulations.</text:span><text:span text:style-name="T264"> MNRAS 465: 2212. [arxiv:1609.05214]</text:span></text:p>
        </text:list-item>
        <text:list-item>
          <text:p text:style-name="P139"><text:span text:style-name="T264">Sales, Navarro, </text:span><text:span text:style-name="T278">Oman</text:span><text:span text:style-name="T264">, Fattahi, Ferrero, Abadi, Bower, Crain, Frenk, Sawala, Schaller, Schaye, Theuns and White (2016). </text:span><text:span text:style-name="T247">The low-mass end of the baryonic Tully-Fisher relation.</text:span><text:span text:style-name="T264"> MNRAS 464: 2419. [arxiv:1602.02155]</text:span></text:p>
        </text:list-item>
        <text:list-item>
          <text:p text:style-name="P139"><text:span text:style-name="T278">Oman</text:span><text:span text:style-name="T264"> and Hudson (2016). </text:span><text:span text:style-name="T247">Satellite quenching timescales in clusters from projected phase space measurements matched to simulated orbits.</text:span><text:span text:style-name="T264"> MNRAS, 463: 3083. [arxiv:1607.07934]</text:span></text:p>
        </text:list-item>
        <text:list-item>
          <text:p text:style-name="P141"><text:span text:style-name="T264">Schaller, Frenk, Fattahi, Navarro, </text:span><text:span text:style-name="T278">Oman</text:span><text:span text:style-name="T264"> and Sawala (2016). </text:span><text:span text:style-name="T247">The low abundance and insignificance of dark discs in simulated Milky Way galaxies.</text:span><text:span text:style-name="T264"> MNRAS 461: L56. [arxiv:1605.02770]</text:span></text:p>
        </text:list-item>
        <text:list-item>
          <text:p text:style-name="P141"><text:span text:style-name="T278">Oman</text:span><text:span text:style-name="T264">, Navarro, Sales, Fattahi, Frenk, Sawala, Schaller and White (2016). </text:span><text:span text:style-name="T247">Missing dark matter in dwarf galaxies?</text:span><text:span text:style-name="T264"> MNRAS 460: 3610. [arxiv:1601.01026]</text:span></text:p>
        </text:list-item>
        <text:list-item>
          <text:p text:style-name="P139"><text:span text:style-name="T264">Sawala, Frenk, Fattahi, Navarro, Bower, Crain, Dalla Vecchia, Furlong, Helly, Jenkins, </text:span><text:span text:style-name="T278">Oman</text:span><text:span text:style-name="T264">, Schaller, Schaye, Theuns, Trayford and White (2016). </text:span><text:span text:style-name="T247">The APOSTLE simulations: solutions to the Local Group's cosmic puzzles.</text:span><text:span text:style-name="T264"> MNRAS 457: 1931. [arxiv:1511.01098]</text:span></text:p>
        </text:list-item>
        <text:list-item>
          <text:p text:style-name="P139"><text:span text:style-name="T264">Fattahi, Navarro, Sawala, Frenk, </text:span><text:span text:style-name="T278">Oman</text:span><text:span text:style-name="T264">, Crain, Furlong, Schaller, Schaye, Theuns and Jenkins (2016). </text:span><text:span text:style-name="T247">The APOSTLE project: Local Group kinematic mass constraints and simulation candidate selection.</text:span><text:span text:style-name="T264"> MNRAS 457: 844. [arxiv:1507.03643]</text:span></text:p>
        </text:list-item>
        <text:list-item>
          <text:p text:style-name="P139"><text:span text:style-name="T278">★ Oman</text:span><text:span text:style-name="T264">, Navarro, Fattahi, Frenk, Sawala, White, Bower, Crain, Furlong, Schaller, Schaye and Theuns (2015). </text:span><text:span text:style-name="T247">The unexpected diversity of dwarf galaxy rotation curves.</text:span><text:span text:style-name="T264"> MNRAS. 452: 3650. [arxiv:1504.01437]</text:span></text:p>
        </text:list-item>
        <text:list-item>
          <text:p text:style-name="P142"><text:span text:style-name="T264">Taranu, Hudson, Balogh, Smith, Power, </text:span><text:span text:style-name="T278">Oman</text:span><text:span text:style-name="T264">, Krane (2014). </text:span><text:span text:style-name="T247">Quenching star formation in cluster galaxies.</text:span><text:span text:style-name="T264"> MNRAS 440: 1934. [arxiv:1211.3411]</text:span></text:p>
        </text:list-item>
        <text:list-item>
          <text:p text:style-name="P142"><text:span text:style-name="T278">Oman</text:span><text:span text:style-name="T264">, Hudson and Behroozi (2013). </text:span><text:span text:style-name="T247">Disentangling satellite galaxy populations using orbit tracking in simulations.</text:span><text:span text:style-name="T264"> MNRAS 431: 2307. [arxiv:1301.6757]</text:span></text:p>
        </text:list-item>
      </text:list>
      <text:p text:style-name="P137"><text:span text:style-name="T306">O</text:span><text:span text:style-name="T301">ther refereed publications</text:span></text:p>
      <text:list xml:id="list105319460005998" text:continue-numbering="true" text:style-name="L2">
        <text:list-item>
          <text:p text:style-name="P167"><text:span text:style-name="T360">O</text:span><text:span text:style-name="T368">man</text:span><text:span text:style-name="T353"> (2025). </text:span><text:span text:style-name="Emphasis"><text:span text:style-name="T405">SWIFTGalaxy: a python package to work with particle groups from SWIFT simulation</text:span></text:span><text:span text:style-name="Emphasis"><text:span text:style-name="T406">s. </text:span></text:span><text:span text:style-name="Emphasis"><text:span text:style-name="T353">JOSS </text:span></text:span><text:span text:style-name="Emphasis"><text:span text:style-name="T354">10: 9278</text:span></text:span><text:span text:style-name="Emphasis"><text:span text:style-name="T353">. </text:span></text:span><text:span text:style-name="Emphasis"><text:span text:style-name="T355">[arxiv:2510.22328]</text:span></text:span></text:p>
        </text:list-item>
        <text:list-item>
          <text:p text:style-name="P143"><text:span text:style-name="T279">O</text:span><text:span text:style-name="T280">man</text:span><text:span text:style-name="T269"> (2024). </text:span><text:span text:style-name="T249">MARTINI: Mock Array Radio Telescope Interferometry of the Neutral ISM.</text:span><text:span text:style-name="T269"> JOSS 9: 6860. </text:span><text:span text:style-name="T270">[arxiv:</text:span><text:span text:style-name="T285">2406.05574</text:span><text:span text:style-name="T270">]</text:span></text:p>
        </text:list-item>
        <text:list-item>
          <text:p text:style-name="P139"><text:span text:style-name="T279">Oman</text:span><text:span text:style-name="T271">, Starkenburg and Navarro (2018). </text:span><text:span text:style-name="T248">The “building blocks” of stellar haloes.</text:span><text:span text:style-name="T271"> Galaxies 5: 33. [arxiv:1708.00929]</text:span></text:p>
          <text:p text:style-name="P150">Non-refereed publications &amp; software</text:p>
        </text:list-item>
        <text:list-item>
          <text:p text:style-name="P149"><text:span text:style-name="T59">Oman</text:span><text:span text:style-name="T60"> (2025). </text:span><text:span text:style-name="T36">SWIFTGalaxy: Galaxy particle analyzer</text:span><text:span text:style-name="T60">. Astrophysics Source Code Library 2505.002.</text:span></text:p>
        </text:list-item>
        <text:list-item>
          <text:p text:style-name="P144"><text:span text:style-name="T59">Oman</text:span><text:span text:style-name="T60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45"><text:soft-page-break/><text:span text:style-name="T60">Read, Steger, Walker, Genina, Frenk, Cole, </text:span><text:span text:style-name="T308">Ben</text:span><text:span text:style-name="T407">ítez-Llambay, </text:span><text:span text:style-name="T404">Ludlow, Navarro, </text:span><text:span text:style-name="T408">Oman</text:span><text:span text:style-name="T404">, Robertson, Collins, Ibata, Rich, Martin, Peñarrubia. Chapman, Tollerud and Weisz (2023). </text:span><text:span text:style-name="T392">GravSphere: Jeans modelling code.</text:span><text:span text:style-name="T404"> Astrophysics Source Code Library 2312.009.</text:span></text:p>
        </text:list-item>
        <text:list-item>
          <text:p text:style-name="P146"><text:span text:style-name="T59">Oman</text:span><text:span text:style-name="T60">, Brouwer, Ludlow and Navarro (2020). </text:span><text:span text:style-name="T36">Observational constraints on the slope of the radial acceleration relation at low accelerations.</text:span><text:span text:style-name="T60"> [arxiv:2006.06700]</text:span></text:p>
        </text:list-item>
        <text:list-item>
          <text:p text:style-name="P147"><text:span text:style-name="T59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7"><text:span text:style-name="T309">Oman</text:span><text:span text:style-name="T301"> (2017). </text:span><text:span text:style-name="T243">The APOSTLE simulations: Rotation curves derived from synthetic 21-cm observations.</text:span><text:span text:style-name="T301"> Rediscovering our Galaxy, Proceedings of the IAU Symposium 334: 213. [arXiv: 1712.02562]</text:span></text:p>
        </text:list-item>
        <text:list-item>
          <text:p text:style-name="P148"><text:span text:style-name="T291">Fattahi, Navarro, Sawala, Frenk, Sales, </text:span><text:span text:style-name="T286">Oman</text:span><text:span text:style-name="T291">, Schaller and Wang (2016). </text:span><text:span text:style-name="T251">The cold dark matter content of Galactic dwarf spheroidals: no cores, no failures, no problem.</text:span><text:span text:style-name="T291"> [arxiv:1607.06479]</text:span></text:p>
        </text:list-item>
        <text:list-item>
          <text:p text:style-name="P148"><text:span text:style-name="T300">Sawala, Frenk, Fattahi, Navarro, Bower, Crain, Dalla Vecchia, Furlong, Helly, Jenkins, </text:span><text:span text:style-name="T290">Oman</text:span><text:span text:style-name="T300">, Scahller, Schaye, Theuns, Trayford and White (2014). </text:span><text:span text:style-name="T255">Local Group galaxies emerge from the dark.</text:span><text:span text:style-name="T300"> [arxiv:1412.2748]</text:span></text:p>
        </text:list-item>
      </text:list>
      <text:p text:style-name="P20"><text:span text:style-name="T414">Conferences and Workshops</text:span><text:tab/></text:p>
      <text:p text:style-name="P132"><text:span text:style-name="T190"><text:tab/></text:span><text:span text:style-name="T191">Contributed talk at “Royal Society Meeting of Minds 2026”<text:tab/>Feb 2026<text:line-break/><text:tab/> <text:s/>Royal Society, London, UK</text:span></text:p>
      <text:p text:style-name="P122"><text:span text:style-name="T190"><text:tab/></text:span><text:span text:style-name="T213">Contributed talks at “SWIFT users &amp; developers meeting 2025”<text:tab/>Oct 2025<text:line-break/><text:tab/> <text:s/>Leiden University, Leiden, The Netherlands</text:span></text:p>
      <text:p text:style-name="P122"><text:span text:style-name="T190"><text:tab/></text:span><text:span text:style-name="T192">Contributed talk at </text:span><text:span text:style-name="T193">“Pathfinder HI Survey Coordination Committee workshop”<text:tab/></text:span><text:span text:style-name="T192">Sept 2025<text:line-break/><text:tab/> <text:s/>Cagliari, Italy</text:span></text:p>
      <text:p text:style-name="P121"><text:span text:style-name="T190"><text:tab/></text:span><text:span text:style-name="T192">SOC at “AstroDat”<text:tab/>Sept 2025<text:line-break/><text:tab/> <text:s/>Durham University, Durham, UK</text:span></text:p>
      <text:p text:style-name="P97"><text:tab/>Contributed talk at “NAM2025/Galaxy formation simulations at the frontier”<text:tab/>July 2025<text:line-break/><text:tab/> <text:s/>Durham University, Durham, UK</text:p>
      <text:p text:style-name="P121"><text:span text:style-name="T190"><text:tab/></text:span><text:span text:style-name="T194">SOC at “SWAN Universe workshop”<text:tab/>Dec 2024<text:line-break/><text:tab/> <text:s/>ICRAR UWA, Perth, Australia</text:span></text:p>
      <text:p text:style-name="P123"><text:span text:style-name="T194"><text:tab/></text:span><text:span text:style-name="T161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73"><text:span text:style-name="T190"><text:tab/></text:span><text:span text:style-name="T19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74"><text:span text:style-name="T190"><text:tab/></text:span><text:span text:style-name="T196">SOC at “Small galaxies, cosmic questions II”<text:tab/>Aug 2024<text:line-break/><text:tab/> <text:s/>Durham University, Durham, United Kingdom</text:span></text:p>
      <text:p text:style-name="P74"><text:span text:style-name="T190"><text:tab/></text:span><text:span text:style-name="T197">Contributed talk at “Towards unified sub-grid prescriptions for galaxy mode</text:span><text:span text:style-name="T195">l</text:span><text:span text:style-name="T197">ling”<text:tab/>Sept 2023<text:line-break/><text:tab/> <text:s/>Lorentz Centre, Leiden, The Netherlands</text:span></text:p>
      <text:p text:style-name="P75"><text:soft-page-break/><text:span text:style-name="T190"><text:tab/></text:span><text:span text:style-name="T197">Contributed talk at “FiatLux”<text:tab/>Jun 2023<text:line-break/><text:tab/> <text:s/>Centro Mariapoli, Castel Gandolfo, Italy</text:span></text:p>
      <text:p text:style-name="P75"><text:span text:style-name="T190"><text:tab/></text:span><text:span text:style-name="T169">Contributed talk at </text:span><text:span text:style-name="T193">“Pathfinder HI Survey Coordination Committee workshop”<text:tab/></text:span><text:span text:style-name="T169">Mar 2023<text:line-break/><text:tab/> <text:s/>University of Cape Town, Cape Town, South Africa</text:span></text:p>
      <text:p text:style-name="P76"><text:span text:style-name="T190"><text:tab/></text:span><text:span text:style-name="T169">Poster at “IAUS 379: Dynamical masses of Local Group galaxies”<text:tab/>Mar 2023<text:line-break/><text:tab/> <text:s/>Telegrafenberg, Potsdam, Germany</text:span></text:p>
      <text:p text:style-name="P77"><text:span text:style-name="T190"><text:tab/></text:span><text:span text:style-name="T198">Contributed talk at “Virgo meeting”<text:tab/>Jul 2022<text:line-break/><text:tab/> <text:s/></text:span><text:span text:style-name="T199">Max-Planck Institute for Astrophysics, Garching, Germany</text:span></text:p>
      <text:p text:style-name="P78"><text:span text:style-name="T190"><text:tab/></text:span><text:span text:style-name="T200">Contributed</text:span><text:span text:style-name="T201"> talk at “</text:span><text:span text:style-name="T200">EAS2022/</text:span><text:span text:style-name="T201">SS8: D</text:span><text:span text:style-name="T215">warf galaxies beyond the Local Group”</text:span><text:span text:style-name="T216"><text:tab/></text:span><text:span text:style-name="T215">Jun 2022<text:line-break/><text:tab/> <text:s/>Valencia Conference Centre, Valencia, Spain</text:span></text:p>
      <text:p text:style-name="P124"><text:span text:style-name="T190"><text:tab/></text:span><text:span text:style-name="T200">Poster</text:span><text:span text:style-name="T201"> at “EAS2022/S4: Satellite galaxies and tidal streams”</text:span><text:span text:style-name="T190"><text:tab/></text:span><text:span text:style-name="T201">Jun 2022<text:line-break/><text:tab/> <text:s/>Valencia Conference Centre, Valencia, Spain</text:span></text:p>
      <text:p text:style-name="P79"><text:span text:style-name="T216"><text:tab/></text:span><text:span text:style-name="T215">Invited talk at “EAS2022/SS5: Neutral hydrogen”</text:span><text:span text:style-name="T216"><text:tab/></text:span><text:span text:style-name="T215">Jun 2022</text:span><text:span text:style-name="T201"><text:line-break/><text:tab/> <text:s/>Valencia Conference Centre, Valencia, Spain</text:span></text:p>
      <text:p text:style-name="P99"><text:tab/>Contributed talk at “Durham Edinburgh Exchange”<text:tab/>Jan 2022<text:line-break/><text:tab/> <text:s/>Virtual meeting</text:p>
      <text:p text:style-name="P86"><text:span text:style-name="T62"><text:tab/></text:span><text:span text:style-name="T70">Contributed talk at “Heraeus Seminar: Astrophysical windows on dark matter”<text:tab/>Nov 2021<text:line-break/><text:tab/> <text:s/>The Royal Society, London, United Kingdom</text:span></text:p>
      <text:p text:style-name="P87"><text:span text:style-name="T62"><text:tab/></text:span><text:span text:style-name="T71">Contributed talk </text:span><text:span text:style-name="T72">&amp; 2 posters</text:span><text:span text:style-name="T71"> at “National Astronomy Meeting 2021”<text:tab/>Jul 2021<text:line-break/><text:tab/> <text:s/>Virtual meeting</text:span></text:p>
      <text:p text:style-name="P88"><text:span text:style-name="T62"><text:tab/></text:span><text:span text:style-name="T71">SOC at “EAS2021/SS24: The role of nurture on the SF cycle in satellite </text:span><text:span text:style-name="T73">galaxies</text:span><text:span text:style-name="T71">”<text:tab/>Jun 2021<text:line-break/><text:tab/> <text:s/>Virtual meeting</text:span></text:p>
      <text:p text:style-name="P88"><text:span text:style-name="T62"><text:tab/></text:span><text:span text:style-name="T74">Contributed talk at “Durham Edinburgh Exchange”</text:span><text:span text:style-name="T62"><text:tab/></text:span><text:span text:style-name="T74">Jan 2021<text:line-break/><text:tab/> <text:s/>Virtual meeting</text:span></text:p>
      <text:p text:style-name="P100"><text:tab/>Contributed talk at “South American Dark Matter”<text:tab/>Dec 2020<text:line-break/><text:tab/> <text:s/>Virtual meeting</text:p>
      <text:p text:style-name="P100"><text:tab/>Contributed talk at “WALLABY Science Day”<text:tab/>Nov 2020<text:line-break/><text:tab/> <text:s/>Virtual meeting</text:p>
      <text:p text:style-name="P89"><text:span text:style-name="T62"><text:tab/></text:span><text:span text:style-name="T75">Invited talk at “Pathfinder HI Survey Coordination Committee workshop”<text:tab/>May 2020<text:line-break/><text:tab/> <text:s/>Virtual meeting</text:span></text:p>
      <text:p text:style-name="P90"><text:span text:style-name="T62"><text:tab/></text:span><text:span text:style-name="T75">Participant at “Virgo meeting”<text:tab/>Jan 2020<text:line-break/><text:tab/> <text:s/>Durham University, Durham, United Kingdom</text:span></text:p>
      <text:p text:style-name="P90"><text:span text:style-name="T62"><text:tab/></text:span><text:span text:style-name="T75">Contributed talk at “Durham Edinburgh Exchange”<text:tab/>Jan 2020<text:line-break/><text:tab/> <text:s/>Durham University, Durham, United Kingdom</text:span></text:p>
      <text:p text:style-name="P90"><text:span text:style-name="T62"><text:tab/></text:span><text:span text:style-name="T75">Contributed talk at “Galaxy evolution in a new era of HI surveys”<text:tab/>Aug 2019<text:line-break/><text:tab/> <text:s/>Munich Institute for Astro- and Particle Physics, Munich, Germany</text:span></text:p>
      <text:p text:style-name="P92"><text:soft-page-break/><text:span text:style-name="T60"><text:tab/></text:span><text:span text:style-name="T75">Contributed talk at “</text:span><text:span text:style-name="T76">Small galaxies, cosmic questions</text:span><text:span text:style-name="T75">”<text:tab/>Jul 2019<text:line-break/><text:tab/> <text:s/>Durham University, Durham, United Kingdom</text:span></text:p>
      <text:p text:style-name="P93"><text:span text:style-name="T60"><text:tab/></text:span><text:span text:style-name="T75">Contributed t</text:span><text:span text:style-name="T77">alk at “Computational cosmology”<text:tab/>Dec 2018<text:line-break/><text:tab/> <text:s/>Lorentz Centre, Leiden, The Netherlands</text:span></text:p>
      <text:p text:style-name="P91"><text:span text:style-name="T62"><text:tab/></text:span><text:span text:style-name="T77">Participant at </text:span><text:span text:style-name="T62">“</text:span><text:span text:style-name="T77">Blaauw Workshop: Galaxy dynamics in the current era”<text:tab/>Nov 2018<text:line-break/><text:tab/> <text:s/>Kapteyn Institute, Groningen, The Netherlands</text:span></text:p>
      <text:p text:style-name="P94"><text:span text:style-name="T60"><text:tab/></text:span><text:span text:style-name="T77">Contributed talk at “The HI/Story of the nearby Universe”<text:tab/>Sept 2018<text:line-break/><text:tab/> <text:s/>Kapteyn Institute/ASTRON, Groningen, The Netherlands</text:span></text:p>
      <text:p text:style-name="P91"><text:span text:style-name="T62"><text:tab/></text:span><text:span text:style-name="T77">Contributed talk at “Tensions in the LCDM paradigm”<text:tab/>May 2018<text:line-break/><text:tab/> <text:s/>Mainz Institute for Theoretical Physics, Mainz, Germany</text:span></text:p>
      <text:p text:style-name="P95"><text:span text:style-name="T60"><text:tab/></text:span><text:span text:style-name="T77">Poster at “The small-scale structure of cold(?) dark matter”<text:tab/>Ap</text:span><text:span text:style-name="T73">r</text:span><text:span text:style-name="T77"> 2018<text:line-break/><text:tab/> <text:s/>Kavli Institute for Theoretical Physics, Santa Barbara, USA</text:span></text:p>
      <text:p text:style-name="P96"><text:span text:style-name="T60"><text:tab/></text:span><text:span text:style-name="T77">Contributed talk at “Virgo meeting”<text:tab/>Dec 2017<text:line-break/><text:tab/> <text:s/>Max-Planck Institute for Astrophysics, Garching, Germany</text:span></text:p>
      <text:p text:style-name="P30"><text:span text:style-name="T220"><text:tab/>Invited talk at </text:span><text:span text:style-name="T41">“</text:span><text:span text:style-name="T220">IAUS 334: Rediscovering our Galaxy”<text:tab/>Jul 2017<text:line-break/><text:tab/> <text:s/>Telegrafenberg, Potsdam, Germany</text:span></text:p>
      <text:p text:style-name="P48"><text:span text:style-name="T218"><text:tab/></text:span><text:span text:style-name="T221">Contributed talk at “On the origin of baryonic galaxy haloes”<text:tab/>Mar 2017<text:line-break/><text:tab/> <text:s/>Observat</text:span><text:span text:style-name="T387">o</text:span><text:span text:style-name="T221">rio Astron</text:span><text:span text:style-name="T387">ómico de Quit</text:span><text:span text:style-name="T388">o</text:span><text:span text:style-name="T387">, Galapagos Islands, Ecuador</text:span></text:p>
      <text:p text:style-name="P83"><text:tab/>Contributed talk at “Northwest astronomy meeting”<text:tab/>Oct 2016<text:line-break/><text:tab/> <text:s/>Western Washington University, Bellingham, USA</text:p>
      <text:p text:style-name="P84"><text:tab/>Contributed talk at “Dark matter in the Milky Way”<text:tab/>May 2016<text:line-break/><text:tab/> <text:s/>Johannes Gutenburg University, Mainz, Germany</text:p>
      <text:p text:style-name="P85"><text:tab/>Contributed talk at “Dark matter on the smallest scales”<text:tab/>Apr 2016<text:line-break/><text:tab/> <text:s/>University of Leiden, Leiden, Netherlands</text:p>
      <text:p text:style-name="P133"><text:tab/>Contributed talk at “Potsdam thinkshop XIII: Near field cosmology”<text:tab/>Mar 2016<text:line-break/><text:tab/> <text:s/>Innsbruck University Centre, Obergurgl, Austria</text:p>
      <text:p text:style-name="P31"><text:span text:style-name="T387"><text:tab/></text:span><text:span text:style-name="T389">Participant at “HiPACC Summer School: AstroInformatics”<text:tab/>Aug 2012<text:line-break/><text:tab/> <text:s/>University of California </text:span><text:span text:style-name="T390">at </text:span><text:span text:style-name="T389">San Diego, San Diego, USA</text:span></text:p>
      <text:p text:style-name="P49"><text:span text:style-name="T386"><text:tab/></text:span><text:span text:style-name="T391">Poster at “Star formation and gas reservoirs in nearby groups and clusters”<text:tab/>Jul 2012<text:line-break/><text:tab/> <text:s/>Union College, Schenectady, USA</text:span></text:p>
      <text:p text:style-name="P15"><text:span text:style-name="T415">Invited </text:span><text:span text:style-name="T416">Colloquia &amp; </text:span><text:span text:style-name="T415">Seminars</text:span><text:tab/></text:p>
      <text:p text:style-name="P101"><text:tab/><text:span text:style-name="T417">Seminar: Oxford University Physics Department, UK<text:tab/>Dec 2025</text:span></text:p>
      <text:p text:style-name="P101"><text:tab/><text:span text:style-name="T417">Seminar: University of Victoria Department of Physics &amp; Astronomy, Canada<text:tab/>Aug 2025</text:span></text:p>
      <text:p text:style-name="P101"><text:tab/><text:span text:style-name="T417">Seminar: NRC Herzberg Institute of Astrophysics, Victoria, Canada<text:tab/>Aug 2025</text:span></text:p>
      <text:p text:style-name="P98"><text:tab/>Seminar: University of Ghent Department of Physics &amp; Astronomy, Belgium<text:tab/>Jun 2025</text:p>
      <text:p text:style-name="P104"><text:soft-page-break/><text:tab/>Colloquium: ICRAR, University of Western Australia, Australia<text:tab/>Mar 2024</text:p>
      <text:p text:style-name="P105"><text:tab/>Colloquium: Cardiff University School of Physics &amp; Astronomy, UK<text:tab/>Nov 2023</text:p>
      <text:p text:style-name="P102"><text:tab/><text:span text:style-name="T418">Seminar: University of Edinburgh Institute for Astronomy, UK<text:tab/>Nov 2022</text:span></text:p>
      <text:p text:style-name="P106"><text:tab/>Seminar: University College London Cosmoparticle Initiative, UK<text:tab/>Mar 2022</text:p>
      <text:p text:style-name="P103"><text:tab/>Seminar: International Centre for Radio Astronomy Research, Australia<text:tab/>Aug 2021</text:p>
      <text:p text:style-name="P107"><text:span text:style-name="T416"><text:tab/>Colloquium: </text:span><text:span text:style-name="T419">Queen’s University Department of Physics and Astronomy, Canada<text:tab/>Jan 202</text:span><text:span text:style-name="T420">1</text:span></text:p>
      <text:p text:style-name="P59"><text:span text:style-name="T202"><text:tab/></text:span><text:span text:style-name="T203">Seminar</text:span><text:span text:style-name="T204">: </text:span><text:span text:style-name="T173">University of Nottingham School of Physics and Astronomy, UK<text:tab/>Dec 2020</text:span></text:p>
      <text:p text:style-name="P108"><text:span text:style-name="T421"><text:tab/></text:span><text:span text:style-name="T422">Seminar</text:span><text:span text:style-name="T416">: </text:span><text:span text:style-name="T419">Oxford University Department of Physics, UK<text:tab/>Oct 2020</text:span></text:p>
      <text:p text:style-name="P108"><text:span text:style-name="T421"><text:tab/></text:span><text:span text:style-name="T416">Seminar: </text:span><text:span text:style-name="T421">Universidade Federal do Esp</text:span><text:span text:style-name="T409">í</text:span><text:span text:style-name="T421">rito Santo Department of Physics, Brazil<text:tab/>Jul 2020</text:span></text:p>
      <text:p text:style-name="P112"><text:tab/><text:span text:style-name="T416">Colloquium: </text:span>University of Edinburgh Institute for Astronomy, UK<text:tab/>Feb 2020</text:p>
      <text:p text:style-name="P109"><text:tab/><text:span text:style-name="T416">Seminar: </text:span><text:span text:style-name="T421">Deutsches Elektronen-Synchrotron DESY, Germany<text:tab/>Nov 2019</text:span></text:p>
      <text:p text:style-name="P113"><text:tab/><text:span text:style-name="T416">Seminar: </text:span>University of Surrey Physics Department, UK<text:tab/>Sept 2017</text:p>
      <text:p text:style-name="P110"><text:tab/><text:span text:style-name="T416">Seminar: </text:span>University of Cambridge Institute of Astronomy, UK<text:tab/>May 2016</text:p>
      <text:p text:style-name="P111"><text:tab/><text:span text:style-name="T416">Seminar: </text:span>Astrophysics Institute Potsdam, Germany<text:tab/>Apr 2016</text:p>
      <text:p text:style-name="P111"><text:tab/><text:span text:style-name="T416">Seminar: </text:span>University of Washington Physics &amp; Astronomy Department, USA<text:tab/>Feb 2016</text:p>
      <text:p text:style-name="P111"><text:tab/><text:span text:style-name="T416">Seminar: </text:span>University of Waterloo Physics &amp; Astronomy Department, Canada<text:tab/>Dec 2014</text:p>
      <text:p text:style-name="P8"><text:span text:style-name="T57">Public Talks &amp; Outreach</text:span><text:span text:style-name="T56"><text:tab/></text:span></text:p>
      <text:p text:style-name="P60"><text:span text:style-name="T190"><text:tab/></text:span><text:span text:style-name="T191">Public talk: Cleveland &amp; Darlington Astronomical Society<text:tab/>Feb 2026</text:span></text:p>
      <text:p text:style-name="P60"><text:span text:style-name="T190"><text:tab/></text:span><text:span text:style-name="T205">Public talk: Newcastle Astronomical Society<text:tab/>Sept 2024</text:span></text:p>
      <text:p text:style-name="P61"><text:span text:style-name="T190"><text:tab/></text:span><text:span text:style-name="T206">Radio Astro Interviewee at IAU GA XXXIII<text:tab/>Aug 2024</text:span></text:p>
      <text:p text:style-name="P61"><text:span text:style-name="T190"><text:tab/></text:span><text:span text:style-name="T207">Caf</text:span><text:span text:style-name="T357">é</text:span><text:span text:style-name="T272"> Scientifique Durham speaker<text:tab/>May 2024</text:span></text:p>
      <text:p text:style-name="P62"><text:span text:style-name="T272"><text:tab/></text:span><text:span text:style-name="T273">Durham Schools Science Festival demonstrator<text:tab/>Mar 2024</text:span></text:p>
      <text:p text:style-name="P62"><text:span text:style-name="T190"><text:tab/></text:span><text:span text:style-name="T197">Street Cosmos at Blackhall demonstrator<text:tab/>Aug 2023</text:span></text:p>
      <text:p text:style-name="P55"><text:span text:style-name="T190"><text:tab/></text:span><text:span text:style-name="T208">Ogden Centre for Fundamental Physics </text:span><text:span text:style-name="T32">Ogden@20</text:span><text:span text:style-name="T208"> open day demonstrator<text:tab/>Nov 2022</text:span></text:p>
      <text:p text:style-name="P118"><text:span text:style-name="T119"><text:tab/></text:span><text:span text:style-name="T133">Celebrate Science! Durham demonstrator<text:tab/>Oct 2022</text:span></text:p>
      <text:p text:style-name="P119"><text:span text:style-name="T119"><text:tab/></text:span><text:span text:style-name="T134">Public talk: Sunderland Astronomical Society<text:tab/>Nov 2021</text:span></text:p>
      <text:p text:style-name="P120"><text:span text:style-name="T119"><text:tab/></text:span><text:span text:style-name="T135">Nuffield Foundation research placement host </text:span><text:span text:style-name="T136">for J. Turnbull</text:span><text:span text:style-name="T135"><text:tab/></text:span><text:span text:style-name="T134">Aug</text:span><text:span text:style-name="T135"> 2021</text:span></text:p>
      <text:p text:style-name="P114"><text:tab/>Royal Society Summer Science Exhibition Workshop<text:tab/>Jul 2021</text:p>
      <text:p text:style-name="P63"><text:span text:style-name="T33"><text:tab/></text:span><text:span text:style-name="T209">Public talk: </text:span><text:span text:style-name="T222">Rato Bangala School Science Club</text:span><text:span text:style-name="T210">, Nepal<text:tab/>Jul 20</text:span><text:span text:style-name="T211">20</text:span></text:p>
      <text:p text:style-name="P64"><text:span text:style-name="T211"><text:tab/></text:span><text:span text:style-name="T212">Durham ICC School visit</text:span><text:span text:style-name="T197">s</text:span><text:span text:style-name="T212"><text:tab/>Jan 2020 – </text:span><text:span text:style-name="T197">present</text:span></text:p>
      <text:p text:style-name="P115"><text:soft-page-break/><text:tab/>Celebrate Science! Durham demonstrator<text:tab/>Oct 2019</text:p>
      <text:p text:style-name="P22"><text:span text:style-name="T222"><text:tab/>Meet the IAU astronomers! programme member<text:tab/>2019 </text:span><text:span text:style-name="T223">– </text:span><text:span text:style-name="T222">present</text:span></text:p>
      <text:p text:style-name="P22"><text:span text:style-name="T41"><text:tab/></text:span><text:span text:style-name="T224">Public </text:span><text:span text:style-name="T222">t</text:span><text:span text:style-name="T224">alk: RAS of Canada, Victoria chapter monthly meeting<text:tab/>Apr 2017</text:span></text:p>
      <text:p text:style-name="P23"><text:span text:style-name="T41"><text:tab/></text:span><text:span text:style-name="T225">Public talk: Dominion Astrophysical Observatory </text:span><text:span text:style-name="T226">s</text:span><text:span text:style-name="T225">ummer star parties<text:tab/>Jul 2016</text:span></text:p>
      <text:p text:style-name="P24"><text:span text:style-name="T227"><text:tab/></text:span><text:span text:style-name="T228">University of Victoria Student Radio CFUV “Beyond the Jargon” interviewee<text:tab/>Dec 2016</text:span></text:p>
      <text:p text:style-name="P25"><text:span text:style-name="T225"><text:tab/></text:span><text:span text:style-name="T229">Public talk: SPACE: Students in Physics and Astronomy Communication<text:tab/>Jul 2016<text:line-break/><text:tab/> <text:s/>Enrichment</text:span></text:p>
      <text:p text:style-name="P111"><text:tab/>Public talk: SPACE: Students in Physics and Astronomy Communication<text:tab/>Aug 2015<text:line-break/><text:tab/> <text:s/>Enrichment</text:p>
      <text:p text:style-name="P116"><text:tab/>University of Victoria Observatory tours for various school, youth and <text:tab/>2015 – <text:span text:style-name="T423">2017</text:span><text:line-break/><text:tab/> <text:s/>general public groups<text:tab/></text:p>
      <text:p text:style-name="P117"><text:tab/><text:span text:style-name="T424">Contributor of &gt;250 physics &amp; astrophysics answers to public questions on the <text:tab/>2013 </text:span>– <text:span text:style-name="T424">present<text:line-break/><text:tab/> <text:s/>PhysicsSE Q&amp;A platform (physics.stackexchange.com/users/11053/kyle-oman)</text:span></text:p>
      <text:p text:style-name="P9"><text:span text:style-name="T58">Professional </text:span><text:span text:style-name="T53">Citizenship</text:span><text:span text:style-name="T55"><text:tab/></text:span></text:p>
      <text:p text:style-name="P65"><text:span text:style-name="T130"><text:tab/>Re</text:span><text:span text:style-name="T137">feree </text:span><text:span text:style-name="T130">for </text:span><text:span text:style-name="T138">MNRAS, ApJ, </text:span><text:span text:style-name="T139">A&amp;A,</text:span><text:span text:style-name="T138"> </text:span><text:span text:style-name="T140">NatAs, </text:span><text:span text:style-name="T141">PRL, </text:span><text:span text:style-name="T138">JCAP, </text:span><text:span text:style-name="T142">OJA, </text:span><text:span text:style-name="T143">JOSS,</text:span><text:span text:style-name="T130"><text:tab/>2016 – present<text:line-break/><text:tab/> <text:s/></text:span><text:span text:style-name="T143">Chinese Physics C</text:span></text:p>
      <text:p text:style-name="P66"><text:span text:style-name="T130"><text:tab/></text:span><text:span text:style-name="T133">Durham Astronomy &amp; Instrumentation internal mini-conference organiser<text:tab/>Jun 2022</text:span><text:span text:style-name="T119"><text:tab/></text:span></text:p>
      <text:p text:style-name="P26"><text:span text:style-name="T66"><text:tab/>Durham Physics Research Staff Consultative Committee m</text:span><text:span text:style-name="T78">ember</text:span><text:span text:style-name="T66"><text:tab/>2019 </text:span><text:span text:style-name="T68">– </text:span><text:span text:style-name="T79">present<text:line-break/><text:tab/> <text:s/>as co-chair: 2020 – 2023</text:span></text:p>
      <text:p text:style-name="P26"><text:span text:style-name="T66"><text:tab/></text:span><text:span text:style-name="T80">Durham Astronomy PhD admissions interview panellist<text:tab/>2020</text:span></text:p>
      <text:p text:style-name="P27"><text:span text:style-name="T66"><text:tab/>Durham Astronomy </text:span><text:span text:style-name="T78">ICC </text:span><text:span text:style-name="T66">postdoctoral representative </text:span><text:span text:style-name="T75">to </text:span><text:span text:style-name="T78">astronomy group</text:span><text:span text:style-name="T66"><text:tab/>20</text:span><text:span text:style-name="T78">20</text:span><text:span text:style-name="T66"> </text:span><text:span text:style-name="T68">– </text:span><text:span text:style-name="T81">2023</text:span></text:p>
      <text:p text:style-name="P67"><text:span text:style-name="T127"><text:tab/>Durham Astronomy Friday seminar co-organizer<text:tab/>2019 </text:span><text:span text:style-name="T125">– </text:span><text:span text:style-name="T141">2020</text:span></text:p>
      <text:p text:style-name="P27"><text:span text:style-name="T66"><text:tab/>Kapteyn Institute Monday seminar co-organizer<text:tab/>2018 </text:span><text:span text:style-name="T68">– </text:span><text:span text:style-name="T66">2019</text:span></text:p>
      <text:p text:style-name="P28"><text:span text:style-name="T82"><text:tab/></text:span><text:span text:style-name="T83">Funding proposal reviews for </text:span><text:span text:style-name="T84">UKRI/STFC (UK), SNF (Switzerland),<text:tab/>2018<text:line-break/><text:tab/> <text:s/></text:span><text:span text:style-name="T83">FWO (Belgium), Conicyt (Chile)</text:span></text:p>
      <text:p text:style-name="P28"><text:span text:style-name="T83"><text:tab/></text:span><text:span text:style-name="T85">Observing proposal reviews for CFHT, Gemini.<text:tab/>2022 – present</text:span></text:p>
      <text:p text:style-name="P43"><text:tab/>University of Victoria Physics &amp; Astronomy graduate student association<text:tab/>2014 – 2015<text:line-break/><text:tab/> <text:s text:c="2"/>vice-chair</text:p>
      <text:p text:style-name="P44"><text:tab/>University of Victoria astronomy group weekly discussion meeting chair<text:tab/>2014 – 2015</text:p>
      <text:p text:style-name="P44"><text:tab/>University of Victoria graduate student representative to department<text:tab/>2014 – 2015</text:p>
      <text:p text:style-name="P44"><text:tab/>University of Waterloo undergraduate student representative to department<text:tab/>2008 – 2011</text:p>
      <text:p text:style-name="P10"><text:soft-page-break/><text:span text:style-name="T54">Training &amp; professional development</text:span><text:span text:style-name="T55"><text:tab/></text:span></text:p>
      <text:p text:style-name="P125"><text:span text:style-name="T130"><text:tab/></text:span><text:span text:style-name="T144">Presentation skills<text:tab/>Jan 2026<text:line-break/><text:tab/> <text:s/>The Royal Society</text:span></text:p>
      <text:p text:style-name="P125"><text:span text:style-name="T130"><text:tab/></text:span><text:span text:style-name="T145">Leadership effectiveness<text:tab/>Oct 2024<text:line-break/><text:tab/> <text:s/>The Royal Society &amp; ICL Business School</text:span></text:p>
      <text:p text:style-name="P125"><text:span text:style-name="T130"><text:tab/></text:span><text:span text:style-name="T146">Introduction to </text:span><text:span text:style-name="T147">m</text:span><text:span text:style-name="T146">anagement<text:tab/>Sept 2024<text:line-break/><text:tab/> <text:s/>The Royal Society &amp; ICL Business School</text:span></text:p>
      <text:p text:style-name="P125"><text:span text:style-name="T146"><text:tab/></text:span><text:span text:style-name="T145">Getting started with doctoral supervision<text:tab/>Jan 2024<text:line-break/><text:tab/> <text:s/>Durham Centre for Academic Development (DCAD)</text:span></text:p>
      <text:p text:style-name="P126"><text:span text:style-name="T146"><text:tab/></text:span><text:span text:style-name="T117">Research-informed public engagement<text:tab/>Jul 2023<text:line-break/><text:tab/> <text:s/>DiRAC &amp; Science Museums Group</text:span></text:p>
      <text:p text:style-name="P16"><text:span text:style-name="T425">Professional Memberships</text:span><text:tab/></text:p>
      <text:p text:style-name="P50"><text:span text:style-name="T86"><text:tab/></text:span><text:span text:style-name="T78">WALLABY survey member (Technical Working Group 1)</text:span><text:span text:style-name="T86"><text:tab/></text:span><text:span text:style-name="T78">2020 </text:span><text:span text:style-name="T60">–</text:span><text:span text:style-name="T78"> present<text:line-break/><text:tab/> <text:s/></text:span><text:span text:style-name="T87">TWG 1 co-chair: 2024 – present</text:span></text:p>
      <text:p text:style-name="P50"><text:span text:style-name="T87"><text:tab/></text:span><text:span text:style-name="T88">MIGHTEE-HI survey member<text:tab/>2023 – present</text:span></text:p>
      <text:p text:style-name="P50"><text:span text:style-name="T78"><text:tab/>MHONGOOSE survey member<text:tab/>2020 </text:span><text:span text:style-name="T60">– </text:span><text:span text:style-name="T78">present</text:span></text:p>
      <text:p text:style-name="P68"><text:span text:style-name="T141"><text:tab/></text:span><text:span text:style-name="T148">SKA </text:span><text:span text:style-name="T140">Cosmology</text:span><text:span text:style-name="T148"> Science Working Group member<text:tab/>202</text:span><text:span text:style-name="T140">2</text:span><text:span text:style-name="T148"> </text:span><text:span text:style-name="T130">– </text:span><text:span text:style-name="T148">present</text:span></text:p>
      <text:p text:style-name="P51"><text:span text:style-name="T78"><text:tab/></text:span><text:span text:style-name="T89">SKA HI Galaxy Science Working Group member<text:tab/>2021 </text:span><text:span text:style-name="T60">– </text:span><text:span text:style-name="T89">present</text:span></text:p>
      <text:p text:style-name="P53"><text:span text:style-name="T78"><text:tab/></text:span><text:span text:style-name="T60">Virgo Consortium for Cosmological Supercomputer Simulations </text:span><text:span text:style-name="T90">m</text:span><text:span text:style-name="T60">ember<text:tab/>2013 </text:span><text:span text:style-name="T82">– </text:span><text:span text:style-name="T60">present</text:span></text:p>
      <text:p text:style-name="P50"><text:span text:style-name="T86"><text:tab/></text:span><text:span text:style-name="T91">Canadian Astronomical Society (CASCA) Ordinary Member<text:tab/>2016 – </text:span><text:span text:style-name="T92">2019</text:span></text:p>
      <text:p text:style-name="P50"><text:span text:style-name="T92"><text:tab/></text:span><text:span text:style-name="T93">Royal Netherlands Astronomical Society Member<text:tab/>2017 – 2019</text:span></text:p>
      <text:p text:style-name="P45"><text:tab/>International Astronomical Union (IAU) Junior Member<text:tab/>2018 – present</text:p>
      <text:p text:style-name="P45"><text:tab/><text:span text:style-name="T426">Fellow of the Royal Astronomical Society<text:tab/>2024 – present</text:span></text:p>
      <text:p text:style-name="P45"><text:tab/><text:span text:style-name="T427">European Astronomical Society Member<text:tab/>2025 – present</text:span></text:p>
      <text:p text:style-name="P17"><text:span text:style-name="T428">Public </text:span><text:span text:style-name="T431">software</text:span><text:span text:style-name="T428"> &amp; utilities</text:span><text:tab/></text:p>
      <text:p text:style-name="P127"><text:span text:style-name="T149">A</text:span><text:span text:style-name="T117">s lead author:</text:span></text:p>
      <text:p text:style-name="P69"><text:span text:style-name="T149"><text:tab/></text:span><text:span text:style-name="T112">SWIFTGalaxy<text:tab/>2022</text:span><text:span text:style-name="T118"><text:line-break/><text:tab/> <text:s/>github.com/</text:span><text:span text:style-name="T150">SWIFTSIM</text:span><text:span text:style-name="T118">/swiftgalaxy</text:span></text:p>
      <text:p text:style-name="P52"><text:span text:style-name="T86"><text:tab/></text:span><text:span text:style-name="T94">MARTINI: Mock Array Radio Telescope Interferometry of the Neutral ISM<text:tab/>2019<text:line-break/><text:tab/> <text:s/>github.com/kyleaoman/martini<text:line-break/><text:tab/> <text:s/></text:span><text:span text:style-name="T95">Code reviewed through PyOpenSci &amp; published in JOSS</text:span></text:p>
      <text:p text:style-name="P46"><text:tab/>read_eagle (python-only version)<text:tab/>2019<text:line-break/><text:tab/> <text:s/>github.com/kyleaoman/pyread_eagle</text:p>
      <text:p text:style-name="P46"><text:soft-page-break/><text:tab/>eagleSQLTools (python3 version)<text:tab/>2018<text:line-break/><text:tab/> <text:s/>github.com/kyleaoman/eagleSqlTools</text:p>
      <text:p text:style-name="P47">As contributor:</text:p>
      <text:p text:style-name="P47"><text:tab/>astropy, SWIFTSimIO <text:span text:style-name="T429">(co-maintainer)</text:span>, <text:span text:style-name="T417">unyt (part of yt),</text:span> <text:span text:style-name="T313">3D</text:span>Barolo</text:p>
      <text:p text:style-name="P15"><text:span text:style-name="T415">Languages</text:span><text:tab/></text:p>
      <text:p text:style-name="P25"><text:span text:style-name="T62"><text:tab/></text:span><text:span text:style-name="T86">English (native), French (native), </text:span><text:span text:style-name="T92">Dutch (basic)</text:span></text:p>
      <text:p text:style-name="P18"><text:span text:style-name="T430">Citizenship</text:span><text:tab/></text:p>
      <text:p text:style-name="P29"><text:span text:style-name="T86"><text:tab/></text:span><text:span text:style-name="T96">Canadian</text:span></text:p>
      <text:p text:style-name="P19">References<text:tab/></text:p>
      <text:p text:style-name="P131"><text:span text:style-name="T151"><text:tab/>Prof. </text:span><text:span text:style-name="T134">Carlos Frenk</text:span><text:span text:style-name="T151"><text:line-break/><text:tab/></text:span><text:span text:style-name="T134">Institute for Computational Cosmology</text:span><text:span text:style-name="T152">, </text:span><text:span text:style-name="T134">Durham University</text:span><text:span text:style-name="T152"><text:line-break/><text:tab/>+</text:span><text:span text:style-name="T134">44 191 334 3641</text:span><text:span text:style-name="T152"><text:line-break/><text:tab/></text:span><text:a xlink:type="simple" xlink:href="mailto:c.s.frenk@durham.ac.uk" text:style-name="Internet_20_link" text:visited-style-name="Visited_20_Internet_20_Link"><text:span text:style-name="T134">c.s.frenk@durham.ac.uk</text:span></text:a></text:p>
      <text:p text:style-name="P32"><text:span text:style-name="T62"><text:tab/></text:span><text:span text:style-name="T9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97">sctrager@astro.rug.nl</text:span></text:a></text:p>
      <text:p text:style-name="P80"><text:span text:style-name="T105"><text:tab/></text:span><text:span text:style-name="T106">Prof. Julio Navarro</text:span><text:span text:style-name="T107"><text:line-break/></text:span><text:span text:style-name="T106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106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2-16T10:53:17.525310516">2026-02-16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1.8.1$Linux_X86_64 LibreOffice_project/10$Build-1</meta:generator>
    <dc:date>2026-02-16T10:53:17.503383829</dc:date>
    <meta:editing-duration>P2DT12H51M56S</meta:editing-duration>
    <meta:editing-cycles>275</meta:editing-cycles>
    <meta:print-date>2025-11-28T18:14:01.062537285</meta:print-date>
    <meta:printed-by>PDF files</meta:printed-by>
    <meta:document-statistic meta:table-count="0" meta:image-count="1" meta:object-count="0" meta:page-count="19" meta:paragraph-count="310" meta:word-count="5540" meta:character-count="41327" meta:non-whitespace-character-count="35489"/>
  </office:meta>
</office:document-meta>
</file>